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0.4993in"/>
    </style:style>
    <style:style style:name="TableColumn3" style:family="table-column">
      <style:table-column-properties style:column-width="2.9423in"/>
    </style:style>
    <style:style style:name="TableColumn4" style:family="table-column">
      <style:table-column-properties style:column-width="2.9534in"/>
    </style:style>
    <style:style style:name="Table1" style:family="table" style:master-page-name="MP0">
      <style:table-properties style:width="6.3951in" fo:margin-left="-0.002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break-before="page" fo:margin-bottom="0in" fo:line-height="100%"/>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0"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1"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2"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3"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1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fo:language="it" fo:country="IT"/>
    </style:style>
    <style:style style:name="P17" style:parent-style-name="Normal" style:family="paragraph">
      <style:paragraph-properties fo:margin-bottom="0in" fo:line-height="100%"/>
      <style:text-properties fo:language="it" fo:country="IT"/>
    </style:style>
    <style:style style:name="P18" style:parent-style-name="Normal" style:family="paragraph">
      <style:paragraph-properties fo:margin-bottom="0in" fo:line-height="100%"/>
    </style:style>
    <style:style style:name="P19" style:parent-style-name="Normal" style:family="paragraph">
      <style:paragraph-properties fo:margin-bottom="0in" fo:line-height="100%"/>
      <style:text-properties style:font-name-asian="Times New Roman" style:font-name-complex="Calibri" style:language-asian="en" style:country-asian="GB" fo:hyphenate="true"/>
    </style:style>
    <style:style style:name="P20" style:parent-style-name="Normal" style:family="paragraph">
      <style:paragraph-properties fo:margin-bottom="0in" fo:line-height="100%"/>
    </style:style>
    <style:style style:name="T21" style:parent-style-name="DefaultParagraphFont" style:family="text">
      <style:text-properties style:font-name-asian="Times New Roman" style:font-name-complex="Calibri" fo:language="en" fo:country="US" style:language-asian="en" style:country-asian="GB"/>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language="it" fo:country="I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style:font-name-asian="Times New Roman" style:font-name-complex="Calibri" fo:language="it" fo:country="IT" style:language-asian="en" style:country-asian="GB" fo:hyphenate="true"/>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language="it" fo:country="I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language="it" fo:country="IT"/>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5"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language="it" fo:country="IT"/>
    </style:style>
    <style:style style:name="P38" style:parent-style-name="Normal" style:family="paragraph">
      <style:paragraph-properties fo:margin-bottom="0in" fo:line-height="100%"/>
      <style:text-properties fo:language="it" fo:country="I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language="it" fo:country="I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5"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46" style:parent-style-name="Normal" style:family="paragraph">
      <style:paragraph-properties fo:margin-bottom="0in" fo:line-height="100%"/>
      <style:text-properties style:font-name-complex="Calibri" fo:language="en" fo:country="US" fo:hyphenate="true"/>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language="it" fo:country="IT"/>
    </style:style>
    <style:style style:name="P49" style:parent-style-name="Normal" style:family="paragraph">
      <style:paragraph-properties fo:margin-bottom="0in" fo:line-height="100%"/>
      <style:text-properties fo:language="it" fo:country="I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language="it" fo:country="I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55"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56"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57" style:parent-style-name="Normal" style:family="paragraph">
      <style:paragraph-properties fo:margin-bottom="0in" fo:line-height="100%"/>
      <style:text-properties fo:hyphenate="true"/>
    </style:style>
    <style:style style:name="T58" style:parent-style-name="DefaultParagraphFont" style:family="text">
      <style:text-properties style:font-name-asian="Times New Roman" style:font-name-complex="Calibri" fo:language="en" fo:country="US" style:language-asian="en" style:country-asian="GB"/>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language="it" fo:country="IT"/>
    </style:style>
    <style:style style:name="P61" style:parent-style-name="Normal" style:family="paragraph">
      <style:paragraph-properties fo:margin-bottom="0in" fo:line-height="100%"/>
      <style:text-properties fo:language="it" fo:country="I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language="it" fo:country="IT"/>
    </style:style>
    <style:style style:name="TableCell65" style:family="table-cell">
      <style:table-cell-properties fo:border="0.0069in solid #000000" style:writing-mode="lr-tb" fo:padding-top="0in" fo:padding-left="0.075in" fo:padding-bottom="0in" fo:padding-right="0.075in"/>
    </style:style>
    <style:style style:name="P66"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P67"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text-properties fo:language="it" fo:country="IT"/>
    </style:style>
    <style:style style:name="P84" style:parent-style-name="Normal" style:family="paragraph">
      <style:paragraph-properties fo:margin-bottom="0in" fo:line-height="100%"/>
    </style:style>
    <style:style style:name="T85" style:parent-style-name="DefaultParagraphFont" style:family="text">
      <style:text-properties fo:language="it" fo:country="IT"/>
    </style:style>
    <style:style style:name="T86" style:parent-style-name="DefaultParagraphFont" style:family="text">
      <style:text-properties fo:language="it" fo:country="IT"/>
    </style:style>
    <style:style style:name="T87" style:parent-style-name="DefaultParagraphFont" style:family="text">
      <style:text-properties fo:language="it" fo:country="IT"/>
    </style:style>
    <style:style style:name="T88" style:parent-style-name="DefaultParagraphFont" style:family="text">
      <style:text-properties fo:language="it" fo:country="IT"/>
    </style:style>
    <style:style style:name="T89" style:parent-style-name="DefaultParagraphFont" style:family="text">
      <style:text-properties fo:language="it" fo:country="IT"/>
    </style:style>
    <style:style style:name="T90" style:parent-style-name="DefaultParagraphFont" style:family="text">
      <style:text-properties fo:language="it" fo:country="IT"/>
    </style:style>
    <style:style style:name="T91" style:parent-style-name="DefaultParagraphFont" style:family="text">
      <style:text-properties fo:language="it" fo:country="IT"/>
    </style:style>
    <style:style style:name="T92" style:parent-style-name="DefaultParagraphFont" style:family="text">
      <style:text-properties fo:language="it" fo:country="IT"/>
    </style:style>
    <style:style style:name="T93" style:parent-style-name="DefaultParagraphFont" style:family="text">
      <style:text-properties fo:language="it" fo:country="IT"/>
    </style:style>
    <style:style style:name="T94" style:parent-style-name="DefaultParagraphFont" style:family="text">
      <style:text-properties fo:language="it" fo:country="IT"/>
    </style:style>
    <style:style style:name="T95" style:parent-style-name="DefaultParagraphFont" style:family="text">
      <style:text-properties fo:language="it" fo:country="IT"/>
    </style:style>
    <style:style style:name="T96" style:parent-style-name="DefaultParagraphFont" style:family="text">
      <style:text-properties fo:language="it" fo:country="IT"/>
    </style:style>
    <style:style style:name="T97" style:parent-style-name="DefaultParagraphFont" style:family="text">
      <style:text-properties fo:language="it" fo:country="IT"/>
    </style:style>
    <style:style style:name="T98" style:parent-style-name="DefaultParagraphFont" style:family="text">
      <style:text-properties fo:language="it" fo:country="IT"/>
    </style:style>
    <style:style style:name="T99" style:parent-style-name="DefaultParagraphFont" style:family="text">
      <style:text-properties fo:language="it" fo:country="IT"/>
    </style:style>
    <style:style style:name="T100" style:parent-style-name="DefaultParagraphFont" style:family="text">
      <style:text-properties fo:language="it" fo:country="IT"/>
    </style:style>
    <style:style style:name="T101" style:parent-style-name="DefaultParagraphFont" style:family="text">
      <style:text-properties fo:language="it" fo:country="IT"/>
    </style:style>
    <style:style style:name="T102" style:parent-style-name="DefaultParagraphFont" style:family="text">
      <style:text-properties fo:language="it" fo:country="IT"/>
    </style:style>
    <style:style style:name="T103" style:parent-style-name="DefaultParagraphFont" style:family="text">
      <style:text-properties fo:language="it" fo:country="IT"/>
    </style:style>
    <style:style style:name="T104" style:parent-style-name="DefaultParagraphFont" style:family="text">
      <style:text-properties fo:language="it" fo:country="IT"/>
    </style:style>
    <style:style style:name="T105" style:parent-style-name="DefaultParagraphFont" style:family="text">
      <style:text-properties style:text-line-through-style="solid" style:text-line-through-width="auto" style:text-line-through-color="font-color" style:text-line-through-mode="continuous" style:text-line-through-type="single" fo:language="it" fo:country="IT"/>
    </style:style>
    <style:style style:name="T106" style:parent-style-name="DefaultParagraphFont" style:family="text">
      <style:text-properties style:text-line-through-style="solid" style:text-line-through-width="auto" style:text-line-through-color="font-color" style:text-line-through-mode="continuous" style:text-line-through-type="single" fo:language="it" fo:country="IT"/>
    </style:style>
    <style:style style:name="T107" style:parent-style-name="DefaultParagraphFont" style:family="text">
      <style:text-properties fo:language="it" fo:country="IT"/>
    </style:style>
    <style:style style:name="T108" style:parent-style-name="DefaultParagraphFont" style:family="text">
      <style:text-properties fo:language="it" fo:country="IT"/>
    </style:style>
    <style:style style:name="T109" style:parent-style-name="DefaultParagraphFont" style:family="text">
      <style:text-properties fo:language="it" fo:country="IT"/>
    </style:style>
    <style:style style:name="T110" style:parent-style-name="DefaultParagraphFont" style:family="text">
      <style:text-properties fo:language="it" fo:country="IT"/>
    </style:style>
    <style:style style:name="T111" style:parent-style-name="DefaultParagraphFont" style:family="text">
      <style:text-properties fo:language="it" fo:country="IT"/>
    </style:style>
    <style:style style:name="T112" style:parent-style-name="DefaultParagraphFont" style:family="text">
      <style:text-properties fo:language="it" fo:country="IT"/>
    </style:style>
    <style:style style:name="T113" style:parent-style-name="DefaultParagraphFont" style:family="text">
      <style:text-properties fo:language="it" fo:country="IT"/>
    </style:style>
    <style:style style:name="T114" style:parent-style-name="DefaultParagraphFont" style:family="text">
      <style:text-properties fo:language="it" fo:country="IT"/>
    </style:style>
    <style:style style:name="T115" style:parent-style-name="DefaultParagraphFont" style:family="text">
      <style:text-properties fo:language="it" fo:country="IT"/>
    </style:style>
    <style:style style:name="P116" style:parent-style-name="Normal" style:family="paragraph">
      <style:paragraph-properties fo:margin-bottom="0in" fo:line-height="100%"/>
      <style:text-properties fo:language="it" fo:country="I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fo:language="it" fo:country="I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fo:margin-top="0.125in" fo:margin-bottom="0.125in" fo:line-height="100%"/>
      <style:text-properties fo:hyphenate="true"/>
    </style:style>
    <style:style style:name="T129"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30"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131"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132" style:parent-style-name="Normal" style:family="paragraph">
      <style:paragraph-properties fo:text-align="justify" fo:margin-top="0.125in" fo:margin-bottom="0.125in" fo:line-height="100%"/>
      <style:text-properties style:font-name="Times New Roman" style:font-name-asian="Times New Roman" fo:color="#000000" fo:font-size="13.5pt" style:font-size-asian="13.5pt" style:font-size-complex="13.5pt" style:language-asian="en" style:country-asian="GB" fo:hyphenate="true"/>
    </style:style>
    <style:style style:name="P133" style:parent-style-name="Normal" style:family="paragraph">
      <style:paragraph-properties fo:text-align="justify" fo:margin-top="0.125in" fo:margin-bottom="0.125in" fo:line-height="100%"/>
      <style:text-properties fo:hyphenate="true"/>
    </style:style>
    <style:style style:name="T134"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135"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36"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137"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138" style:parent-style-name="Normal" style:family="paragraph">
      <style:paragraph-properties fo:text-align="justify" fo:margin-top="0.125in" fo:margin-bottom="0.125in" fo:line-height="100%"/>
      <style:text-properties fo:hyphenate="true"/>
    </style:style>
    <style:style style:name="T139"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40"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141"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142" style:parent-style-name="Normal" style:family="paragraph">
      <style:paragraph-properties fo:text-align="justify" fo:margin-top="0.125in" fo:margin-bottom="0.125in" fo:line-height="100%"/>
      <style:text-properties fo:hyphenate="true"/>
    </style:style>
    <style:style style:name="T143"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44"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145"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146" style:parent-style-name="Normal" style:family="paragraph">
      <style:paragraph-properties fo:text-align="justify" fo:margin-top="0.125in" fo:margin-bottom="0.125in" fo:line-height="100%"/>
      <style:text-properties style:font-name="Times New Roman" style:font-name-asian="Times New Roman" fo:color="#000000" fo:font-size="13.5pt" style:font-size-asian="13.5pt" style:font-size-complex="13.5pt" style:language-asian="en" style:country-asian="GB" fo:hyphenate="true"/>
    </style:style>
    <style:style style:name="P147" style:parent-style-name="Normal" style:family="paragraph">
      <style:paragraph-properties fo:text-align="justify" fo:margin-top="0.125in" fo:margin-bottom="0.125in" fo:line-height="100%"/>
      <style:text-properties fo:hyphenate="true"/>
    </style:style>
    <style:style style:name="T148"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149"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50" style:parent-style-name="DefaultParagraphFont" style:family="text">
      <style:text-properties style:font-name="Times New Roman" style:font-name-asian="Times New Roman" fo:color="#000000" fo:font-size="12pt" style:font-size-asian="12pt" style:font-size-complex="12pt" style:language-asian="en" style:country-asian="GB"/>
    </style:style>
    <style:style style:name="T151"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152" style:parent-style-name="Normal" style:family="paragraph">
      <style:paragraph-properties fo:text-align="justify" fo:margin-top="0.125in" fo:margin-bottom="0.125in" fo:line-height="100%"/>
      <style:text-properties style:font-name="Times New Roman" style:font-name-asian="Times New Roman" fo:color="#000000" fo:font-size="13.5pt" style:font-size-asian="13.5pt" style:font-size-complex="13.5pt" style:language-asian="en" style:country-asian="GB" fo:hyphenate="true"/>
    </style:style>
    <style:style style:name="P153" style:parent-style-name="Normal" style:family="paragraph">
      <style:paragraph-properties fo:text-align="justify" fo:margin-top="0.125in" fo:margin-bottom="0.125in" fo:line-height="100%"/>
      <style:text-properties fo:hyphenate="true"/>
    </style:style>
    <style:style style:name="T154"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T155" style:parent-style-name="DefaultParagraphFont" style:family="text">
      <style:text-properties style:font-name="Times New Roman" style:font-name-asian="Times New Roman" fo:font-style="italic" style:font-style-asian="italic" style:font-style-complex="italic" fo:color="#000000" fo:font-size="13.5pt" style:font-size-asian="13.5pt" style:font-size-complex="13.5pt" style:language-asian="en" style:country-asian="GB"/>
    </style:style>
    <style:style style:name="T156" style:parent-style-name="DefaultParagraphFont" style:family="text">
      <style:text-properties style:font-name="Times New Roman" style:font-name-asian="Times New Roman" fo:color="#000000" fo:font-size="13.5pt" style:font-size-asian="13.5pt" style:font-size-complex="13.5pt" style:language-asian="en" style:country-asian="GB"/>
    </style:style>
    <style:style style:name="P157" style:parent-style-name="NormalWeb" style:family="paragraph">
      <style:paragraph-properties fo:margin-top="0in" fo:margin-bottom="0in"/>
      <style:text-properties style:font-name="Calibri" style:font-name-complex="Calibri" fo:font-size="11pt" style:font-size-asian="11pt" style:font-size-complex="11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ableCell212" style:family="table-cell">
      <style:table-cell-properties fo:border="0.0069in solid #000000" style:writing-mode="lr-tb" fo:padding-top="0in" fo:padding-left="0.075in" fo:padding-bottom="0in" fo:padding-right="0.075in"/>
    </style:style>
    <style:style style:name="P213"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14"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15"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16"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17"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18"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19" style:parent-style-name="NormalWeb" style:family="paragraph">
      <style:paragraph-properties fo:margin-top="0in" fo:margin-bottom="0in"/>
      <style:text-properties fo:language="en" fo:country="U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language="it" fo:country="IT"/>
    </style:style>
    <style:style style:name="P222" style:parent-style-name="Normal" style:family="paragraph">
      <style:paragraph-properties fo:margin-bottom="0in" fo:line-height="100%"/>
      <style:text-properties fo:language="it" fo:country="IT"/>
    </style:style>
    <style:style style:name="P223" style:parent-style-name="Normal" style:family="paragraph">
      <style:paragraph-properties fo:margin-bottom="0in" fo:line-height="100%"/>
      <style:text-properties fo:language="it" fo:country="I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fo:language="it" fo:country="I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29"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30"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language="it" fo:country="IT"/>
    </style:style>
    <style:style style:name="P233" style:parent-style-name="Normal" style:family="paragraph">
      <style:paragraph-properties fo:margin-bottom="0in" fo:line-height="100%"/>
      <style:text-properties fo:language="it" fo:country="I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fo:language="it" fo:country="I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P239" style:parent-style-name="NormalWeb" style:family="paragraph">
      <style:paragraph-properties fo:margin-top="0in" fo:margin-bottom="0in"/>
      <style:text-properties style:font-name="Calibri" style:font-name-complex="Calibri" fo:font-size="11pt" style:font-size-asian="11pt" style:font-size-complex="11pt" fo:language="en" fo:country="U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language="it" fo:country="I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language="it" fo:country="I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Web" style:family="paragraph">
      <style:paragraph-properties fo:margin-top="0in" fo:margin-bottom="0in"/>
    </style:style>
    <style:style style:name="T247" style:parent-style-name="DefaultParagraphFont" style:family="text">
      <style:text-properties style:font-name="Calibri" style:font-name-complex="Calibri" fo:font-size="11pt" style:font-size-asian="11pt" style:font-size-complex="11pt" fo:language="en" fo:country="US"/>
    </style:style>
    <style:style style:name="T248" style:parent-style-name="DefaultParagraphFont" style:family="text">
      <style:text-properties style:font-name="Calibri" style:font-name-complex="Calibri" fo:font-size="11pt" style:font-size-asian="11pt" style:font-size-complex="11pt" fo:language="en" fo:country="US"/>
    </style:style>
    <style:style style:name="T249" style:parent-style-name="DefaultParagraphFont" style:family="text">
      <style:text-properties style:font-name-complex="Calibri" fo:language="en" fo:country="US"/>
    </style:style>
    <style:style style:name="T250" style:parent-style-name="DefaultParagraphFont" style:family="text">
      <style:text-properties style:font-name-complex="Calibri" fo:language="en" fo:country="US"/>
    </style:style>
    <style:style style:name="T251" style:parent-style-name="DefaultParagraphFont" style:family="text">
      <style:text-properties style:font-name-complex="Calibri" fo:language="en" fo:country="US"/>
    </style:style>
    <style:style style:name="T252" style:parent-style-name="DefaultParagraphFont" style:family="text">
      <style:text-properties style:font-name-complex="Calibri" fo:language="en" fo:country="US"/>
    </style:style>
    <style:style style:name="T253" style:parent-style-name="DefaultParagraphFont" style:family="text">
      <style:text-properties style:font-name-complex="Calibri" fo:language="en" fo:country="US"/>
    </style:style>
    <style:style style:name="P254"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255"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256"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257"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258"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259"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260"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261"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262" style:parent-style-name="Normal" style:family="paragraph">
      <style:paragraph-properties fo:margin-bottom="0in" fo:line-height="100%"/>
      <style:text-properties fo:hyphenate="true"/>
    </style:style>
    <style:style style:name="T263" style:parent-style-name="DefaultParagraphFont" style:family="text">
      <style:text-properties style:font-name-asian="Times New Roman" style:font-name-complex="Calibri" fo:language="en" fo:country="US" style:language-asian="en" style:country-asian="GB"/>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fo:language="it" fo:country="IT"/>
    </style:style>
    <style:style style:name="P266" style:parent-style-name="Normal" style:family="paragraph">
      <style:paragraph-properties fo:margin-bottom="0in" fo:line-height="100%"/>
      <style:text-properties fo:language="it" fo:country="IT"/>
    </style:style>
    <style:style style:name="P267" style:parent-style-name="Normal" style:family="paragraph">
      <style:paragraph-properties fo:margin-bottom="0in" fo:line-height="100%"/>
      <style:text-properties fo:language="it" fo:country="IT"/>
    </style:style>
    <style:style style:name="P268" style:parent-style-name="Normal" style:family="paragraph">
      <style:paragraph-properties fo:margin-bottom="0in" fo:line-height="100%"/>
      <style:text-properties fo:language="it" fo:country="I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fo:language="it" fo:country="I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P274"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P275"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fo:language="it" fo:country="IT"/>
    </style:style>
    <style:style style:name="P278" style:parent-style-name="Normal" style:family="paragraph">
      <style:paragraph-properties fo:margin-bottom="0in" fo:line-height="100%"/>
      <style:text-properties fo:language="it" fo:country="IT"/>
    </style:style>
    <style:style style:name="P279" style:parent-style-name="Normal" style:family="paragraph">
      <style:paragraph-properties fo:margin-bottom="0in" fo:line-height="100%"/>
      <style:text-properties fo:language="it" fo:country="I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language="it" fo:country="I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hyphenate="true"/>
    </style:style>
    <style:style style:name="T285" style:parent-style-name="DefaultParagraphFont" style:family="text">
      <style:text-properties style:font-name-complex="Calibri" fo:language="en" fo:country="US"/>
    </style:style>
    <style:style style:name="T286" style:parent-style-name="DefaultParagraphFont" style:family="text">
      <style:text-properties style:font-name-complex="Calibri" fo:language="en" fo:country="US"/>
    </style:style>
    <style:style style:name="T287" style:parent-style-name="DefaultParagraphFont" style:family="text">
      <style:text-properties style:font-name-complex="Calibri" fo:language="en" fo:country="US"/>
    </style:style>
    <style:style style:name="T288" style:parent-style-name="DefaultParagraphFont" style:family="text">
      <style:text-properties style:font-name-complex="Calibri" fo:language="en" fo:country="US"/>
    </style:style>
    <style:style style:name="T289" style:parent-style-name="DefaultParagraphFont" style:family="text">
      <style:text-properties style:font-name-complex="Calibri" fo:language="en" fo:country="US"/>
    </style:style>
    <style:style style:name="T290" style:parent-style-name="DefaultParagraphFont" style:family="text">
      <style:text-properties style:font-name-complex="Calibri" fo:language="en" fo:country="US"/>
    </style:style>
    <style:style style:name="T291" style:parent-style-name="DefaultParagraphFont" style:family="text">
      <style:text-properties style:font-name-complex="Calibri" fo:language="en" fo:country="US"/>
    </style:style>
    <style:style style:name="T292" style:parent-style-name="DefaultParagraphFont" style:family="text">
      <style:text-properties style:font-name-complex="Calibri" fo:language="en" fo:country="US"/>
    </style:style>
    <style:style style:name="T293" style:parent-style-name="DefaultParagraphFont" style:family="text">
      <style:text-properties style:font-name-complex="Calibri" fo:language="en" fo:country="US"/>
    </style:style>
    <style:style style:name="T294" style:parent-style-name="DefaultParagraphFont" style:family="text">
      <style:text-properties style:font-name-complex="Calibri" fo:language="en" fo:country="US"/>
    </style:style>
    <style:style style:name="T295" style:parent-style-name="DefaultParagraphFont" style:family="text">
      <style:text-properties style:font-name-complex="Calibri" fo:language="en" fo:country="US"/>
    </style:style>
    <style:style style:name="T296" style:parent-style-name="DefaultParagraphFont" style:family="text">
      <style:text-properties style:font-name-complex="Calibri" fo:language="en" fo:country="US"/>
    </style:style>
    <style:style style:name="T297" style:parent-style-name="DefaultParagraphFont" style:family="text">
      <style:text-properties style:font-name-complex="Calibri" fo:language="en" fo:country="US"/>
    </style:style>
    <style:style style:name="T298" style:parent-style-name="DefaultParagraphFont" style:family="text">
      <style:text-properties style:font-name-complex="Calibri" fo:language="en" fo:country="US"/>
    </style:style>
    <style:style style:name="T299" style:parent-style-name="DefaultParagraphFont" style:family="text">
      <style:text-properties style:font-name-complex="Calibri" fo:language="en" fo:country="US"/>
    </style:style>
    <style:style style:name="T300" style:parent-style-name="DefaultParagraphFont" style:family="text">
      <style:text-properties style:font-name-complex="Calibri" fo:language="en" fo:country="US"/>
    </style:style>
    <style:style style:name="T301" style:parent-style-name="DefaultParagraphFont" style:family="text">
      <style:text-properties style:font-name-complex="Calibri" fo:language="en" fo:country="US"/>
    </style:style>
    <style:style style:name="T302" style:parent-style-name="DefaultParagraphFont" style:family="text">
      <style:text-properties style:font-name-asian="Times New Roman" style:font-name-complex="Calibri" fo:language="en" fo:country="US" style:language-asian="en" style:country-asian="GB"/>
    </style:style>
    <style:style style:name="T303" style:parent-style-name="DefaultParagraphFont" style:family="text">
      <style:text-properties style:font-name-asian="Times New Roman" style:font-name-complex="Calibri" fo:language="en" fo:country="US" style:language-asian="en" style:country-asian="GB"/>
    </style:style>
    <style:style style:name="T304" style:parent-style-name="DefaultParagraphFont" style:family="text">
      <style:text-properties style:font-name-asian="Times New Roman" style:font-name-complex="Calibri" fo:language="en" fo:country="US" style:language-asian="en" style:country-asian="GB"/>
    </style:style>
    <style:style style:name="T305" style:parent-style-name="DefaultParagraphFont" style:family="text">
      <style:text-properties style:font-name-asian="Times New Roman" style:font-name-complex="Calibri" fo:language="en" fo:country="US" style:language-asian="en" style:country-asian="GB"/>
    </style:style>
    <style:style style:name="T306" style:parent-style-name="DefaultParagraphFont" style:family="text">
      <style:text-properties style:font-name-asian="Times New Roman" style:font-name-complex="Calibri" fo:language="en" fo:country="US" style:language-asian="en" style:country-asian="GB"/>
    </style:style>
    <style:style style:name="T307" style:parent-style-name="DefaultParagraphFont" style:family="text">
      <style:text-properties style:font-name-asian="Times New Roman" style:font-name-complex="Calibri" fo:language="en" fo:country="US" style:language-asian="en" style:country-asian="GB"/>
    </style:style>
    <style:style style:name="P308" style:parent-style-name="NormalWeb" style:family="paragraph">
      <style:paragraph-properties fo:margin-bottom="0in"/>
      <style:text-properties style:font-name="Calibri" style:font-name-complex="Calibri" fo:font-size="11pt" style:font-size-asian="11pt" style:font-size-complex="11pt" fo:language="en" fo:country="U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fo:language="it" fo:country="IT"/>
    </style:style>
    <style:style style:name="P311" style:parent-style-name="Normal" style:family="paragraph">
      <style:paragraph-properties fo:margin-bottom="0in" fo:line-height="100%"/>
    </style:style>
    <style:style style:name="T312" style:parent-style-name="DefaultParagraphFont" style:family="text">
      <style:text-properties fo:language="it" fo:country="IT"/>
    </style:style>
    <style:style style:name="T313" style:parent-style-name="DefaultParagraphFont" style:family="text">
      <style:text-properties fo:language="it" fo:country="IT"/>
    </style:style>
    <style:style style:name="T314" style:parent-style-name="DefaultParagraphFont" style:family="text">
      <style:text-properties fo:language="it" fo:country="IT"/>
    </style:style>
    <style:style style:name="T315" style:parent-style-name="DefaultParagraphFont" style:family="text">
      <style:text-properties fo:language="it" fo:country="IT"/>
    </style:style>
    <style:style style:name="T316" style:parent-style-name="DefaultParagraphFont" style:family="text">
      <style:text-properties fo:language="it" fo:country="IT"/>
    </style:style>
    <style:style style:name="T317" style:parent-style-name="DefaultParagraphFont" style:family="text">
      <style:text-properties fo:language="it" fo:country="IT"/>
    </style:style>
    <style:style style:name="T318" style:parent-style-name="DefaultParagraphFont" style:family="text">
      <style:text-properties fo:language="it" fo:country="IT"/>
    </style:style>
    <style:style style:name="T319" style:parent-style-name="DefaultParagraphFont" style:family="text">
      <style:text-properties fo:language="it" fo:country="IT"/>
    </style:style>
    <style:style style:name="T320" style:parent-style-name="DefaultParagraphFont" style:family="text">
      <style:text-properties fo:language="it" fo:country="IT"/>
    </style:style>
    <style:style style:name="T321" style:parent-style-name="DefaultParagraphFont" style:family="text">
      <style:text-properties fo:language="it" fo:country="IT"/>
    </style:style>
    <style:style style:name="T322" style:parent-style-name="DefaultParagraphFont" style:family="text">
      <style:text-properties fo:language="it" fo:country="IT"/>
    </style:style>
    <style:style style:name="T323" style:parent-style-name="DefaultParagraphFont" style:family="text">
      <style:text-properties fo:background-color="#FFFF00" fo:language="it" fo:country="IT"/>
    </style:style>
    <style:style style:name="T324" style:parent-style-name="DefaultParagraphFont" style:family="text">
      <style:text-properties fo:background-color="#FFFF00" fo:language="it" fo:country="IT"/>
    </style:style>
    <style:style style:name="T325" style:parent-style-name="DefaultParagraphFont" style:family="text">
      <style:text-properties fo:background-color="#FFFF00" fo:language="it" fo:country="IT"/>
    </style:style>
    <style:style style:name="T326" style:parent-style-name="DefaultParagraphFont" style:family="text">
      <style:text-properties style:text-line-through-style="solid" style:text-line-through-width="auto" style:text-line-through-color="font-color" style:text-line-through-mode="continuous" style:text-line-through-type="single" fo:background-color="#FFFF00" fo:language="it" fo:country="IT"/>
    </style:style>
    <style:style style:name="T327" style:parent-style-name="DefaultParagraphFont" style:family="text">
      <style:text-properties style:text-line-through-style="solid" style:text-line-through-width="auto" style:text-line-through-color="font-color" style:text-line-through-mode="continuous" style:text-line-through-type="single" fo:background-color="#FFFF00" fo:language="it" fo:country="IT"/>
    </style:style>
    <style:style style:name="T328" style:parent-style-name="DefaultParagraphFont" style:family="text">
      <style:text-properties fo:language="it" fo:country="IT"/>
    </style:style>
    <style:style style:name="T329" style:parent-style-name="DefaultParagraphFont" style:family="text">
      <style:text-properties fo:language="it" fo:country="IT"/>
    </style:style>
    <style:style style:name="T330" style:parent-style-name="DefaultParagraphFont" style:family="text">
      <style:text-properties fo:language="it" fo:country="IT"/>
    </style:style>
    <style:style style:name="T331" style:parent-style-name="DefaultParagraphFont" style:family="text">
      <style:text-properties fo:background-color="#FFFF00" fo:language="it" fo:country="IT"/>
    </style:style>
    <style:style style:name="T332" style:parent-style-name="DefaultParagraphFont" style:family="text">
      <style:text-properties fo:background-color="#FFFF00" fo:language="it" fo:country="IT"/>
    </style:style>
    <style:style style:name="T333" style:parent-style-name="DefaultParagraphFont" style:family="text">
      <style:text-properties fo:background-color="#FFFF00" fo:language="it" fo:country="IT"/>
    </style:style>
    <style:style style:name="T334" style:parent-style-name="DefaultParagraphFont" style:family="text">
      <style:text-properties fo:language="it" fo:country="I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fo:language="it" fo:country="I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40"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41"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42"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43" style:parent-style-name="Normal" style:family="paragraph">
      <style:paragraph-properties fo:margin-bottom="0in" fo:line-height="100%"/>
      <style:text-properties style:font-name-complex="Calibri" fo:language="en" fo:country="US" fo:hyphenate="true"/>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text-properties fo:language="it" fo:country="IT"/>
    </style:style>
    <style:style style:name="P346" style:parent-style-name="Normal" style:family="paragraph">
      <style:paragraph-properties fo:margin-bottom="0in" fo:line-height="100%"/>
      <style:text-properties fo:language="it" fo:country="IT"/>
    </style:style>
    <style:style style:name="P347" style:parent-style-name="Normal" style:family="paragraph">
      <style:paragraph-properties fo:margin-bottom="0in" fo:line-height="100%"/>
      <style:text-properties fo:language="it" fo:country="I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fo:language="it" fo:country="I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53" style:parent-style-name="Normal" style:family="paragraph">
      <style:paragraph-properties fo:margin-bottom="0in" fo:line-height="100%"/>
      <style:text-properties style:font-name-asian="Times New Roman" style:font-name-complex="Calibri" fo:language="en" fo:country="US" style:language-asian="en" style:country-asian="GB" fo:hyphenate="true"/>
    </style:style>
    <style:style style:name="P354" style:parent-style-name="Normal" style:family="paragraph">
      <style:paragraph-properties fo:margin-bottom="0in" fo:line-height="100%"/>
      <style:text-properties fo:hyphenate="true"/>
    </style:style>
    <style:style style:name="T355" style:parent-style-name="DefaultParagraphFont" style:family="text">
      <style:text-properties style:font-name-asian="Times New Roman" style:font-name-complex="Calibri" fo:language="en" fo:country="US" style:language-asian="en" style:country-asian="GB"/>
    </style:style>
    <style:style style:name="T356" style:parent-style-name="DefaultParagraphFont" style:family="text">
      <style:text-properties style:font-name-asian="Times New Roman" style:font-name-complex="Calibri" fo:language="en" fo:country="US" style:language-asian="en" style:country-asian="GB"/>
    </style:style>
    <style:style style:name="T357" style:parent-style-name="DefaultParagraphFont" style:family="text">
      <style:text-properties style:font-name-asian="Times New Roman" style:font-name-complex="Calibri" fo:language="en" fo:country="US" style:language-asian="en" style:country-asian="GB"/>
    </style:style>
    <style:style style:name="T358" style:parent-style-name="DefaultParagraphFont" style:family="text">
      <style:text-properties style:font-name-asian="Times New Roman" style:font-name-complex="Calibri" fo:language="en" fo:country="US" style:language-asian="en" style:country-asian="GB"/>
    </style:style>
    <style:style style:name="T359" style:parent-style-name="DefaultParagraphFont" style:family="text">
      <style:text-properties style:font-name-asian="Times New Roman" style:font-name-complex="Calibri" fo:language="en" fo:country="US" style:language-asian="en" style:country-asian="GB"/>
    </style:style>
    <style:style style:name="T360" style:parent-style-name="DefaultParagraphFont" style:family="text">
      <style:text-properties style:font-name-asian="Times New Roman" style:font-name-complex="Calibri" fo:language="en" fo:country="US" style:language-asian="en" style:country-asian="GB"/>
    </style:style>
    <style:style style:name="T361" style:parent-style-name="DefaultParagraphFont" style:family="text">
      <style:text-properties style:font-name-asian="Times New Roman" style:font-name-complex="Calibri" fo:language="en" fo:country="US" style:language-asian="en" style:country-asian="GB"/>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fo:language="it" fo:country="IT"/>
    </style:style>
    <style:style style:name="P364" style:parent-style-name="Normal" style:family="paragraph">
      <style:paragraph-properties fo:margin-bottom="0in" fo:line-height="100%"/>
      <style:text-properties fo:language="it" fo:country="IT"/>
    </style:style>
    <style:style style:name="P365" style:parent-style-name="Normal" style:family="paragraph">
      <style:paragraph-properties fo:margin-bottom="0in" fo:line-height="100%"/>
      <style:text-properties fo:language="it" fo:country="IT"/>
    </style:style>
    <style:style style:name="P366" style:parent-style-name="Normal" style:family="paragraph">
      <style:text-properties fo:language="it" fo:country="I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This volume is a history, or a story, of an evolution in the professional care of the sick. It begins in inexperience and in a<text:s/><text:bookmark-start text:name="_Hlk93444859"/>haze<text:s/><text:bookmark-end text:name="_Hlk93444859"/>of medical superstition, and ends with a faith that Nature is the all in all in the cure of<text:s/>disease. The hygiene<text:s/><text:bookmark-start text:name="_Hlk93445051"/>unfolded<text:s/><text:bookmark-end text:name="_Hlk93445051"/>is both original and revolutionary: its practicality is of the largest, and its physiology beyond any possible question. The reader is assured in advance that every line of this volume has been written with<text:s/><text:bookmark-start text:name="_Hlk93445328"/>conviction at white<text:s/>heat<text:bookmark-end text:name="_Hlk93445328"/>, that enforced food in sickness and the drug that corrodes are professional barbarisms<text:s/><text:bookmark-start text:name="_Hlk93445892"/>unworthy<text:s/><text:bookmark-end text:name="_Hlk93445892"/>of the times in which we live.</text:p>
            <text:p text:style-name="P10"/>
            <text:p text:style-name="P11">E. H. DEWEY.</text:p>
            <text:p text:style-name="P12"/>
            <text:p text:style-name="P13"><text:bookmark-start text:name="_Hlk93445920"/>Meadville, Pa., U. S. A.,</text:p>
            <text:p text:style-name="P14">November, 1900.<text:bookmark-end text:name="_Hlk93445920"/></text:p>
          </table:table-cell>
          <table:table-cell table:style-name="TableCell15">
            <text:p text:style-name="P16">Questo volume è una storia, o un racconto, di una<text:s/><text:bookmark-start text:name="_Hlk93498557"/>evoluzione nella<text:s/>cura professionale dei malati. Ha<text:s/><text:bookmark-start text:name="_Hlk93498643"/><text:bookmark-start text:name="_Hlk93498574"/><text:bookmark-start text:name="_Hlk93498670"/><text:bookmark-start text:name="_Hlk93498628"/>inizio con l’inesperienza e nella<text:s/><text:bookmark-start text:name="_Hlk93498501"/>foschia<text:bookmark-end text:name="_Hlk93498501"/><text:s/><text:bookmark-start text:name="_Hlk93498792"/><text:bookmark-start text:name="_Hlk93498659"/><text:bookmark-start text:name="_Hlk93498666"/><text:bookmark-start text:name="_Hlk93498673"/><text:bookmark-start text:name="_Hlk93498768"/>della<text:s/><text:bookmark-end text:name="_Hlk93498792"/>superstizione medica, e si conclude<text:s/><text:bookmark-start text:name="_Hlk93498821"/>nel<text:bookmark-start text:name="_Hlk93498820"/><text:bookmark-start text:name="_Hlk93498568"/><text:bookmark-end text:name="_Hlk93498821"/>l<text:bookmark-start text:name="_Hlk93498819"/>a<text:bookmark-end text:name="_Hlk93498819"/><text:s/><text:bookmark-start text:name="_Hlk93498546"/><text:bookmark-start text:name="_Hlk93498553"/><text:bookmark-start text:name="_Hlk93498566"/><text:bookmark-end text:name="_Hlk93498820"/>fiducia<text:bookmark-end text:name="_Hlk93498546"/><text:s/><text:bookmark-start text:name="_Hlk93498552"/><text:bookmark-end text:name="_Hlk93498643"/><text:bookmark-end text:name="_Hlk93498553"/>che<text:s/><text:bookmark-end text:name="_Hlk93498552"/>la Natura<text:s/><text:bookmark-start text:name="_Hlk93445754"/>sia<text:bookmark-end text:name="_Hlk93445754"/><text:s/>in tutto per<text:s/><text:bookmark-start text:name="_Hlk93498563"/>tutto<text:s/><text:bookmark-start text:name="_Hlk93498831"/><text:bookmark-start text:name="_Hlk93498523"/>implicata ne<text:bookmark-end text:name="_Hlk93498831"/>lla<text:s/><text:bookmark-end text:name="_Hlk93498574"/><text:bookmark-end text:name="_Hlk93498523"/>cura della malattia. L’igiene qui spiegata è allo stesso tempo originale e rivoluzionaria: la sua praticità è della<text:s/><text:bookmark-start text:name="_Hlk93445798"/>maggiore<text:s/><text:bookmark-end text:name="_Hlk93445798"/>ampiezza<text:bookmark-end text:name="_Hlk93498566"/>,<text:s/><text:bookmark-end text:name="_Hlk93498557"/><text:bookmark-end text:name="_Hlk93498568"/>e la<text:s/><text:bookmark-end text:name="_Hlk93498563"/>sua fisiologia oltre ogni possibile<text:s/><text:bookmark-start text:name="_Hlk93445260"/>questione<text:bookmark-end text:name="_Hlk93445260"/>. Al lettore viene<text:s/><text:bookmark-start text:name="_Hlk93498737"/><text:bookmark-start text:name="_Hlk93498892"/>assicurato<text:bookmark-end text:name="_Hlk93498737"/><text:s/>in anticipo che<text:s/><text:bookmark-end text:name="_Hlk93498659"/>ogni linea di questo<text:s/><text:bookmark-start text:name="_Hlk93498903"/>volume è stata<text:s/><text:bookmark-end text:name="_Hlk93498670"/><text:bookmark-end text:name="_Hlk93498666"/>scritta con decisa convinzione che<text:s/><text:bookmark-end text:name="_Hlk93498673"/>il cibo forzato<text:s/><text:bookmark-start text:name="_Hlk93498991"/>durante<text:s/><text:bookmark-end text:name="_Hlk93498991"/>la malattia e le<text:s/><text:bookmark-end text:name="_Hlk93498628"/><text:bookmark-end text:name="_Hlk93498768"/><text:bookmark-end text:name="_Hlk93498892"/><text:bookmark-end text:name="_Hlk93498903"/>medicine<text:s/><text:bookmark-start text:name="_Hlk93498716"/>corrosive<text:bookmark-end text:name="_Hlk93498716"/><text:s/>siano barbarismi professionali indegni dei tempi in cui viviamo.</text:p>
            <text:p text:style-name="P17"/>
            <text:p text:style-name="P18">E.H. DEWEY</text:p>
            <text:p text:style-name="P19">Meadville, Pa., U. S. A.,</text:p>
            <text:p text:style-name="P20"><text:span text:style-name="T21">November, 1900.</text:span></text:p>
          </table:table-cell>
        </table:table-row>
        <table:table-row table:style-name="TableRow22">
          <table:table-cell table:style-name="TableCell23">
            <text:p text:style-name="P24"/>
          </table:table-cell>
          <table:table-cell table:style-name="TableCell25">
            <text:p text:style-name="P26"/>
          </table:table-cell>
          <table:table-cell table:style-name="TableCell27">
            <text:p text:style-name="P28"/>
          </table:table-cell>
        </table:table-row>
        <table:table-row table:style-name="TableRow29">
          <table:table-cell table:style-name="TableCell30">
            <text:p text:style-name="P31"><text:bookmark-start text:name="_Hlk93423121"/></text:p>
          </table:table-cell>
          <table:table-cell table:style-name="TableCell32">
            <text:p text:style-name="P33">A HYGIENE that claims to be new and of the greatest practicality, and certainly<text:s/>revolutionary in its application, would seem to require something of its origin and development to excite the interest of the intelligent<text:s/></text:p>
            <text:p text:style-name="P34">Reader. Methods in health culture are about as numerous as the individuals who find some method necessary for the health : taking something, doing something for the health is the<text:s/><text:bookmark-start text:name="_Hlk93422000"/>burden<text:s/><text:bookmark-end text:name="_Hlk93422000"/>of lives almost innumerable. Very few people are so well that some improvement is not desirable.<text:s/></text:p>
            <text:p text:style-name="P35">The literature on what to eat and not to eat, what to do and not to do, on medicines that<text:s/>convert human stomachs into<text:s/><text:bookmark-start text:name="_Hlk93422622"/><text:bookmark-start text:name="_Hlk93422625"/>drug<text:bookmark-end text:name="_Hlk93422622"/>-stores<text:bookmark-end text:name="_Hlk93422625"/>, is simply boundless. If we believe all we read, we must consider the location we are in before we can<text:s/><text:bookmark-start text:name="_Hlk93422787"/>safely<text:s/><text:bookmark-start text:name="_Hlk93422887"/><text:bookmark-end text:name="_Hlk93422787"/>draw the breath of life<text:bookmark-end text:name="_Hlk93422887"/>; we must not<text:s/><text:bookmark-start text:name="_Hlk93422951"/>cool our<text:s/><text:bookmark-start text:name="_Hlk93422966"/>parched<text:s/><text:bookmark-end text:name="_Hlk93422966"/>throats without the certificate of the microscope<text:bookmark-end text:name="_Hlk93422951"/>.<text:s/>We must not eat without an ultimate analysis of each<text:s/><text:bookmark-start text:name="_Hlk93423196"/>item<text:s/><text:bookmark-end text:name="_Hlk93423196"/>of<text:s/><text:bookmark-start text:name="_Hlk93423212"/>the bill of fare<text:bookmark-end text:name="_Hlk93423212"/>, as we would take an account of stock before ordering fresh goods ; and this without ever knowing how much<text:s/><text:bookmark-start text:name="_Hlk93423691"/>lime<text:s/><text:bookmark-end text:name="_Hlk93423691"/>we need for the bones, iron for the blood, phosphorus for the brain, or nitrogen for the<text:s/><text:bookmark-start text:name="_Hlk93423623"/>muscles. In short, there is death in the air we breathe, death in the food we eat, death in the water we drink, until,<text:s/><text:bookmark-start text:name="_Hlk93424091"/>verily<text:bookmark-end text:name="_Hlk93424091"/>, we seem to walk our ways of life in the very valley and shadow of death, ever subject to the attack of hobgoblins of disease.<text:bookmark-end text:name="_Hlk93423623"/></text:p>
          </table:table-cell>
          <table:table-cell table:style-name="TableCell36">
            <text:p text:style-name="P37">Un’igiene che vuole essere nuova e della maggiore praticità, e di certo rivoluzionaria nella sua applicazione, sembrerebbe richiedere qualcosa della sua origine e del suo sviluppo per eccitare l’interesse del Lettore intelligente. I metodi nella cultura della salute sono numerosi quanto gli individui che trovano qualche metodo necessario per la salute: prendere qualcosa, o fare qualcosa per la salute è un fardello di innumerevoli vite. Pochissime persone stanno talmente bene che qualche<text:s/>miglioramento non sia desiderabile.<text:s/></text:p>
            <text:p text:style-name="P38">La letteratura<text:s/><text:bookmark-start text:name="_Hlk93427374"/>di<text:s/><text:bookmark-end text:name="_Hlk93427374"/>che<text:s/><text:bookmark-start text:name="_Hlk93424342"/>cosa<text:s/><text:bookmark-end text:name="_Hlk93424342"/>mangiare e cosa no, che cosa<text:s/><text:bookmark-start text:name="_Hlk93427376"/>fare<text:s/><text:bookmark-end text:name="_Hlk93427376"/>e che cosa no, con medicine che<text:s/><text:bookmark-start text:name="_Hlk93427380"/>trasformano<text:s/><text:bookmark-end text:name="_Hlk93427380"/>stomaci umani in farmacie, è<text:s/><text:bookmark-start text:name="_Hlk93500648"/>semplicemente senza limiti. Se credessimo a tutto quello che leggiamo,<text:s/><text:bookmark-start text:name="_Hlk93427269"/>dobbiamo<text:s/><text:bookmark-start text:name="_Hlk93423502"/><text:bookmark-end text:name="_Hlk93427269"/>considerare<text:s/><text:bookmark-end text:name="_Hlk93423502"/>la posizione in cui siamo prima<text:s/><text:bookmark-start text:name="_Hlk93423489"/>di<text:s/><text:bookmark-start text:name="_Hlk93427482"/>poter<text:s/><text:bookmark-start text:name="_Hlk93500575"/><text:bookmark-end text:name="_Hlk93427482"/>seren<text:bookmark-end text:name="_Hlk93500575"/>amente fare un respiro<text:s/><text:bookmark-start text:name="_Hlk93500584"/>di<text:s/><text:bookmark-end text:name="_Hlk93500584"/>vita; non dobbiamo<text:s/><text:bookmark-start text:name="_Hlk93423515"/>rinfrescare<text:s/><text:bookmark-end text:name="_Hlk93423515"/>le nostre gole<text:s/><text:bookmark-start text:name="_Hlk93423111"/><text:bookmark-start text:name="_Hlk93423101"/>arse<text:bookmark-end text:name="_Hlk93423111"/><text:s/><text:bookmark-end text:name="_Hlk93423101"/>senza il<text:s/><text:bookmark-start text:name="_Hlk93423491"/>certificato<text:s/><text:bookmark-end text:name="_Hlk93423489"/><text:bookmark-end text:name="_Hlk93423491"/>del microscopio. Non<text:s/><text:bookmark-start text:name="_Hlk93500604"/>dobbiamo<text:s/><text:bookmark-start text:name="_Hlk93423900"/><text:bookmark-end text:name="_Hlk93500604"/>mangiare<text:s/><text:bookmark-end text:name="_Hlk93423900"/>senza un’ulteriore<text:s/><text:bookmark-start text:name="_Hlk93500612"/>analisi<text:s/><text:bookmark-end text:name="_Hlk93500612"/>di ogni articolo nel conto, in modo analogo a come<text:s/><text:bookmark-start text:name="_Hlk93427308"/>controlliamo la<text:s/><text:bookmark-start text:name="_Hlk93424391"/>scorta<text:s/><text:bookmark-end text:name="_Hlk93424391"/>prima di ordinare prodotti freschi; e questo senza mai sapere quanta calce ci<text:s/><text:bookmark-end text:name="_Hlk93427308"/>serva per le ossa, o ferro per il<text:s/><text:bookmark-start text:name="_Hlk93424403"/>sangue,<text:s/><text:bookmark-start text:name="_Hlk93427312"/>fosforo<text:s/><text:bookmark-end text:name="_Hlk93424403"/><text:bookmark-end text:name="_Hlk93427312"/>per il cervello, o nitrogeno per i muscoli. In breve,<text:s/><text:bookmark-start text:name="_Hlk93500642"/>c’è morte nell’aria che<text:s/><text:bookmark-start text:name="_Hlk93424442"/>respiriamo,<text:s/><text:bookmark-start text:name="_Hlk93427318"/>morte<text:s/><text:bookmark-end text:name="_Hlk93427318"/>nel cibo<text:s/><text:bookmark-end text:name="_Hlk93500648"/>che<text:s/><text:bookmark-start text:name="_Hlk93424435"/>mangiamo<text:bookmark-end text:name="_Hlk93424435"/>,<text:s/><text:bookmark-start text:name="_Hlk93424439"/>morte<text:s/><text:bookmark-start text:name="_Hlk93427319"/>nell’acqua<text:s/><text:bookmark-end text:name="_Hlk93427319"/>che beviamo, finché in verità ci sembra di percorrere la nostra<text:s/><text:bookmark-start text:name="_Hlk93424291"/>vita<text:s/><text:bookmark-start text:name="_Hlk93427326"/><text:bookmark-end text:name="_Hlk93424291"/>nella<text:s/><text:bookmark-end text:name="_Hlk93427326"/>valle<text:s/><text:bookmark-end text:name="_Hlk93424439"/>e<text:s/><text:bookmark-end text:name="_Hlk93424442"/>nell’ombra della<text:s/><text:bookmark-end text:name="_Hlk93500642"/>morte, di<text:s/><text:bookmark-start text:name="_Hlk93427328"/>continuo<text:s/><text:bookmark-end text:name="_Hlk93427328"/>soggetti<text:s/><text:bookmark-start text:name="_Hlk93500631"/>agli<text:s/><text:bookmark-end text:name="_Hlk93500631"/>attacchi degli<text:s/><text:bookmark-start text:name="_Hlk93424428"/>elfi<text:s/><text:bookmark-end text:name="_Hlk93424428"/>della malattia.</text:p>
          </table:table-cell>
        </table:table-row>
        <table:table-row table:style-name="TableRow39">
          <table:table-cell table:style-name="TableCell40">
            <text:p text:style-name="P41"><text:bookmark-start text:name="_Hlk93426486"/><text:bookmark-end text:name="_Hlk93423121"/></text:p>
          </table:table-cell>
          <table:table-cell table:style-name="TableCell42">
            <text:p text:style-name="P43">How many lives would go down in despair but for the miracles of cure promised in the public prints, even in our best<text:s/><text:bookmark-start text:name="_Hlk93499286"/>journals<text:s/><text:bookmark-end text:name="_Hlk93499286"/>and monthlies, we cannot know. It is the hope for better things that sustains our lives ; suicide never occurs until all hope has departed. Even our medical journals are heavily<text:s/><text:bookmark-start text:name="_Hlk93426414"/>padded<text:s/><text:bookmark-end text:name="_Hlk93426414"/>with pages of new remedies whose use involves the most<text:s/><text:bookmark-start text:name="_Hlk93426514"/>amazing<text:s/><text:bookmark-end text:name="_Hlk93426514"/>credulity. Perhaps it is well, in the absence of a sound physiological hygiene, that the people who are sick and afficted shall be<text:s/><text:bookmark-start text:name="_Hlk93426682"/>buoyed up<text:s/><text:bookmark-end text:name="_Hlk93426682"/>by fresh, printed promises, Perhaps it<text:s/>is also well for the physician to be able to go into the rooms of the sick inspired from the advertising pages of his favorite medical journals.<text:s/></text:p>
            <text:p text:style-name="P44">Are they not new stars of hope to both physician and the people? Why should we not hope when new remedies are<text:s/>multiplying in such infinite excess over newly discovered diseases ? Na<text:bookmark-start text:name="_Hlk93433935"/>v<text:bookmark-end text:name="_Hlk93433935"/><text:s/>diseases? What is there essentially new that can be treated with reme-<text:s/></text:p>
            <text:p text:style-name="P45">die, in the<text:s/><text:bookmark-start text:name="_Hlk93434019"/>coated<text:s/><text:bookmark-end text:name="_Hlk93434019"/>tongues,<text:s/><text:bookmark-start text:name="_Hlk93434048"/>foul mouths<text:bookmark-end text:name="_Hlk93434048"/>, high temperature and pulse, pain, discomfort, and acute<text:s/>aversion to food, that is to be found in the rooms of the sick ? Are there really specifics for these conditions ?<text:s/></text:p>
            <text:p text:style-name="P46"/>
          </table:table-cell>
          <table:table-cell table:style-name="TableCell47">
            <text:p text:style-name="P48"><text:bookmark-start text:name="_Hlk93499399"/>Quante persone si disperino per i miracoli<text:s/><text:bookmark-start text:name="_Hlk93427125"/><text:bookmark-start text:name="_Hlk93426248"/><text:bookmark-start text:name="_Hlk93427169"/>curativi<text:s/><text:bookmark-start text:name="_Hlk93427079"/><text:bookmark-end text:name="_Hlk93427125"/>promessi<text:s/><text:bookmark-end text:name="_Hlk93427079"/>nelle varie pubblicazioni,<text:s/><text:bookmark-start text:name="_Hlk93427129"/>anche<text:s/><text:bookmark-start text:name="_Hlk93427083"/><text:bookmark-start text:name="_Hlk93500105"/><text:bookmark-end text:name="_Hlk93426248"/><text:bookmark-end text:name="_Hlk93427129"/>nelle<text:s/><text:bookmark-start text:name="_Hlk93500085"/><text:bookmark-start text:name="_Hlk93500091"/><text:bookmark-start text:name="_Hlk93500099"/><text:bookmark-end text:name="_Hlk93427083"/>nostre miglior<text:bookmark-start text:name="_Hlk93499262"/>i riviste, quotidiane<text:s/><text:bookmark-start text:name="_Hlk93500102"/><text:bookmark-end text:name="_Hlk93499262"/>e<text:s/><text:bookmark-end text:name="_Hlk93500102"/>mensili, non possiamo saperlo. È la speranza di cose migliori che sostiene le nostre vite; il<text:s/><text:bookmark-start text:name="_Hlk93500012"/>suicidio<text:s/><text:bookmark-end text:name="_Hlk93500012"/>non avviene mai senza che ogni<text:s/><text:bookmark-start text:name="_Hlk93500015"/>speranza<text:s/><text:bookmark-end text:name="_Hlk93500015"/>sia dissipata. Anche i nostri giornali medici sono<text:s/><text:bookmark-start text:name="_Hlk93427092"/>imbottiti<text:s/><text:bookmark-end text:name="_Hlk93427092"/>di pagine di<text:s/><text:bookmark-start text:name="_Hlk93500076"/>nuovi<text:s/><text:bookmark-end text:name="_Hlk93500076"/>rimedi<text:s/><text:bookmark-start text:name="_Hlk93426590"/><text:bookmark-start text:name="_Hlk93427101"/>la<text:s/><text:bookmark-end text:name="_Hlk93500085"/>cui<text:s/><text:bookmark-start text:name="_Hlk93427097"/>applicazione<text:s/><text:bookmark-start text:name="_Hlk93426487"/><text:bookmark-end text:name="_Hlk93426590"/><text:bookmark-end text:name="_Hlk93427097"/>implica<text:s/><text:bookmark-end text:name="_Hlk93426487"/>eccezionale incredulità. Forse è bene,<text:s/><text:bookmark-start text:name="_Hlk93426631"/>in mancanza di una solida igiene fisiologica, che le persone malate e afflitte<text:s/><text:bookmark-end text:name="_Hlk93427101"/><text:bookmark-end text:name="_Hlk93426631"/>vengano<text:s/><text:bookmark-start text:name="_Hlk93426794"/>sorrette<text:s/><text:bookmark-end text:name="_Hlk93426794"/>da promesse<text:s/><text:bookmark-start text:name="_Hlk93433697"/><text:bookmark-start text:name="_Hlk93499384"/><text:bookmark-end text:name="_Hlk93500091"/>fresche<text:bookmark-end text:name="_Hlk93433697"/><text:bookmark-end text:name="_Hlk93499384"/><text:s/>e stampate. Forse è anche meglio per il medico di poter<text:s/><text:bookmark-end text:name="_Hlk93500099"/>entrare nelle<text:s/><text:bookmark-end text:name="_Hlk93500105"/>stanze dei malat<text:bookmark-end text:name="_Hlk93427169"/>i con l’ispirazione delle pagine pubblicitarie dei loro giornali medici<text:bookmark-start text:name="_Hlk93427054"/><text:s/>preferiti<text:bookmark-end text:name="_Hlk93427054"/>.</text:p>
            <text:p text:style-name="P49"><text:bookmark-start text:name="_Hlk93499447"/><text:bookmark-start text:name="_Hlk93499438"/><text:bookmark-start text:name="_Hlk93499442"/><text:bookmark-end text:name="_Hlk93499399"/>Esse non sono forse,<text:s/><text:bookmark-end text:name="_Hlk93499447"/><text:bookmark-end text:name="_Hlk93499438"/><text:bookmark-end text:name="_Hlk93499442"/>sia per il medico che per le persone, delle nuove stelle di speranza? Perché<text:s/><text:bookmark-start text:name="_Hlk93434183"/><text:bookmark-start text:name="_Hlk93500159"/>non<text:s/><text:bookmark-end text:name="_Hlk93434183"/>dovremmo sperare quando<text:s/><text:bookmark-start text:name="_Hlk93499861"/>nuovi<text:s/><text:bookmark-start text:name="_Hlk93499919"/><text:bookmark-end text:name="_Hlk93499861"/>rimedi si moltiplicano in infinita dismisura per le malattie<text:s/><text:bookmark-start text:name="_Hlk93434206"/>di nuova<text:s/><text:bookmark-end text:name="_Hlk93434206"/>scoperta?<text:s/><text:bookmark-start text:name="_Hlk93500148"/>Nuove malattie? Che cosa c’è di essenzialmente nuovo che possa essere trattato con un rimedio, nelle lingue patinate,<text:s/><text:bookmark-start text:name="_Hlk93434467"/>nelle<text:s/><text:bookmark-start text:name="_Hlk93434461"/><text:bookmark-start text:name="_Hlk93434470"/>bocche<text:s/><text:bookmark-end text:name="_Hlk93500148"/><text:bookmark-end text:name="_Hlk93434467"/><text:bookmark-end text:name="_Hlk93434461"/><text:bookmark-end text:name="_Hlk93434470"/>sgarbate, nella febbre alta, e<text:s/><text:bookmark-start text:name="_Hlk93499942"/>il<text:s/><text:bookmark-start text:name="_Hlk93434503"/><text:bookmark-end text:name="_Hlk93499942"/>battito<text:bookmark-end text:name="_Hlk93434503"/>, il dolore<text:bookmark-end text:name="_Hlk93499919"/>, lo sconforto, e l’acuta avversione per il<text:s/><text:bookmark-end text:name="_Hlk93500159"/>cibo, che si trovano nelle stanze dei malati? Ci sono davvero delle specifiche<text:s/><text:bookmark-start text:name="_Hlk93434541"/>per<text:s/><text:bookmark-start text:name="_Hlk93500176"/><text:bookmark-end text:name="_Hlk93434541"/>tali<text:s/><text:bookmark-end text:name="_Hlk93500176"/>condizioni?</text:p>
          </table:table-cell>
        </table:table-row>
        <table:table-row table:style-name="TableRow50">
          <table:table-cell table:style-name="TableCell51">
            <text:p text:style-name="P52"><text:bookmark-start text:name="_Hlk93518879"/><text:bookmark-end text:name="_Hlk93426486"/></text:p>
          </table:table-cell>
          <table:table-cell table:style-name="TableCell53">
            <text:p text:style-name="P54"><text:bookmark-start text:name="_Hlk93430835"/>The hygiene to be unfolded in these pages is so new, so revolutionary, that its first impress has never failed<text:bookmark-end text:name="_Hlk93430835"/><text:s/>to excite every form of opposition known to<text:s/>language, and yet its practicality is so great that it is rarely questioned by those who fairly test it. It has not<text:s/><text:bookmark-start text:name="_Hlk93499172"/>been<text:bookmark-end text:name="_Hlk93499172"/><text:s/>found<text:s/><text:bookmark-start text:name="_Hlk93517901"/>wanting<text:s/><text:bookmark-end text:name="_Hlk93517901"/>in its physiology, nor has it failed to grow wherever it has found<text:s/><text:bookmark-start text:name="_Hlk93518197"/>lodgement<text:bookmark-end text:name="_Hlk93518197"/>.<text:s/></text:p>
            <text:p text:style-name="P55"><text:bookmark-start text:name="_Hlk93518854"/>The origin and development of this new way<text:s/>in health culture seem to require something of professional autobiography, that it may be seen that it is a matter of evolution and not of chance, not a<text:s/><text:bookmark-start text:name="_Hlk93518566"/>fad<text:s/><text:bookmark-end text:name="_Hlk93518566"/>that has only its passing hour. After receiving my medical degree from the University of Michigan,<text:s/>and serving a term as house physician to the U.S. Marine Hospital at Detroit, Michigan, I entered one of the large army hospitals at<text:s/></text:p>
            <text:p text:style-name="P56"><text:bookmark-end text:name="_Hlk93518854"/>Chattanooga, Tenn., at the beginning of the Sherman campaign in Georgia, where I found a ward of eighty sick and wounded<text:s/>soldiers fresh from the battle of Resacea, My professional fitness for duties so grave<text:s/></text:p>
            <text:p text:style-name="P57"><text:span text:style-name="T58">and so large in extent was of a very questionable order, and I did not in the least overestimate it.<text:s/></text:span></text:p>
          </table:table-cell>
          <table:table-cell table:style-name="TableCell59">
            <text:p text:style-name="P60">L’igiene spiegata in queste pagine è talmente nuova, e rivoluzionaria, che<text:s/><text:bookmark-start text:name="_Hlk93517777"/>alla<text:s/><text:bookmark-end text:name="_Hlk93517777"/>prima impressione non ha mai smesso di suscitare<text:s/><text:bookmark-start text:name="_Hlk93518366"/>ogni<text:s/><text:bookmark-end text:name="_Hlk93518366"/>forma di opposizione conosciuta nel linguaggio, eppure la sua praticità è talmente grande che di rado viene messa in dubbio da chi la mette alla p<text:bookmark-start text:name="_Hlk93518118"/>rova.<text:bookmark-start text:name="_Hlk93518120"/><text:s/><text:bookmark-end text:name="_Hlk93518118"/><text:bookmark-end text:name="_Hlk93518120"/>Non sono state trovate<text:s/><text:bookmark-start text:name="_Hlk93518307"/>lacune<text:s/><text:bookmark-end text:name="_Hlk93518307"/>alla sua fisiologia, e non ha mancato di crescere ovunque abbia trovato alloggio.</text:p>
            <text:p text:style-name="P61">L’origine e lo sviluppo di questo nuovo percorso nella cultura della salute sembrerebbe richiedere un<text:s/><text:bookmark-start text:name="_Hlk93518508"/><text:bookmark-start text:name="_Hlk93518509"/>po<text:bookmark-end text:name="_Hlk93518508"/>'<text:bookmark-end text:name="_Hlk93518509"/><text:s/>di autobiografia professionale, così da mostrare che si tratta di evoluzione, e non di casualità, non di una semplice moda passeggera. Dopo aver ricevuto la mia laurea in medicina dall’Università del Michigan,<text:s/></text:p>
          </table:table-cell>
        </table:table-row>
        <table:table-row table:style-name="TableRow62">
          <table:table-cell table:style-name="TableCell63">
            <text:p text:style-name="P64"><text:bookmark-end text:name="_Hlk93518879"/></text:p>
          </table:table-cell>
          <table:table-cell table:style-name="TableCell65">
            <text:p text:style-name="P66">It had not escaped my notice, even before I began the study of medicine, that whether disease were coaxed with<text:s/>doses too small for mathematical estimate, or whether blown out with solid shot or blown up with<text:s/></text:p>
            <text:p text:style-name="P67">shells, the percentage of recoveries seemed to be about the same regardless of the form of treatment, I was reared in a large family in a country home, several miles from a physician, where all but the severest sicknesses were treated with herb-tea dosage.</text:p>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text:bookmark-start text:name="_Hlk93866431"/></text:p>
          </table:table-cell>
          <table:table-cell table:style-name="TableCell80">
            <text:p text:style-name="Normal">VII.</text:p>
            <text:p text:style-name="Normal">When I finally arrived at a point of vision where I could see the stomach as a mere machine, that it could no more act without brain-power than<text:s/><text:bookmark-start text:name="_Hlk93865542"/>brawny<text:s/><text:bookmark-end text:name="_Hlk93865542"/>arms with their nerves severed could<text:s/><text:bookmark-start text:name="_Hlk93865556"/>wield a<text:s/><text:bookmark-start text:name="_Hlk93865919"/>sledge<text:bookmark-end text:name="_Hlk93865556"/><text:bookmark-end text:name="_Hlk93865919"/>, I began a study of digestion with new interest, with a<text:s/><text:bookmark-start text:name="_Hlk93866436"/>view to save power from<text:s/><text:bookmark-start text:name="_Hlk93866091"/>undue<text:s/><text:bookmark-end text:name="_Hlk93866091"/>waste<text:bookmark-end text:name="_Hlk93866436"/>.</text:p>
            <text:p text:style-name="Normal">It is the sense of relish, of flavor, that<text:s/><text:bookmark-start text:name="_Hlk93866780"/>is behind all the<text:s/><text:bookmark-start text:name="_Hlk93866709"/>woes<text:s/><text:bookmark-end text:name="_Hlk93866709"/>of indigestion<text:bookmark-end text:name="_Hlk93866780"/>, and not the sense of hunger. The sweetened foods; the pies, cakes,<text:s/><text:bookmark-start text:name="_Hlk93866861"/>puddings<text:bookmark-end text:name="_Hlk93866861"/>, etc., that are eaten merely from a sense of relish after the sense of hunger has become fully<text:s/><text:bookmark-start text:name="_Hlk93866955"/>sated<text:bookmark-end text:name="_Hlk93866955"/>,<text:s/><text:bookmark-start text:name="_Hlk93869223"/>and<text:s/><text:bookmark-start text:name="_Hlk93867059"/>generally by far more of the plainer foods than waste demands<text:bookmark-end text:name="_Hlk93869223"/><text:bookmark-end text:name="_Hlk93867059"/>, is the<text:s/><text:bookmark-start text:name="_Hlk93868324"/><text:bookmark-start text:name="_Hlk93868349"/>wrecking<text:s/><text:bookmark-end text:name="_Hlk93868349"/>sin<text:s/><text:bookmark-end text:name="_Hlk93868324"/>at all but the humblest tables.</text:p>
            <text:p text:style-name="Normal">Rapid eating, by which there is imperfect solution of the tougher solids and a filling of the stomach before the hunger sense can naturally be appeased, is the additional evil to insure serious consequences to the stomach and brain.</text:p>
          </table:table-cell>
          <table:table-cell table:style-name="TableCell81">
            <text:p text:style-name="P82">VII.</text:p>
            <text:p text:style-name="P83">Quando finalmente arrivato ad un punto di visione dove<text:s/><text:bookmark-start text:name="_Hlk93866492"/>potevo<text:s/><text:bookmark-start text:name="_Hlk93866490"/>vedere<text:s/><text:bookmark-end text:name="_Hlk93866492"/><text:bookmark-end text:name="_Hlk93866490"/>lo stomaco quale semplice macchina, che non poteva agire senza<text:s/><text:bookmark-start text:name="_Hlk93866385"/>il<text:s/><text:bookmark-start text:name="_Hlk93866383"/>potere<text:s/><text:bookmark-end text:name="_Hlk93866385"/><text:bookmark-end text:name="_Hlk93866383"/>del cervello più di quanto delle braccia muscolose<text:s/>coi nervi recisi<text:s/>potessero<text:s/><text:bookmark-start text:name="_Hlk93866138"/>maneggiare<text:s/><text:bookmark-end text:name="_Hlk93866138"/>una<text:s/><text:bookmark-start text:name="_Hlk93866161"/>mazza<text:bookmark-end text:name="_Hlk93866161"/>, ho iniziato uno studio della digestione con nuovo interesse,<text:s/><text:bookmark-start text:name="_Hlk93866319"/><text:bookmark-start text:name="_Hlk93866314"/>in vista<text:s/><text:bookmark-end text:name="_Hlk93866319"/><text:bookmark-end text:name="_Hlk93866314"/>di<text:s/><text:bookmark-start text:name="_Hlk93866187"/>conservare<text:s/><text:bookmark-end text:name="_Hlk93866187"/>energia da inutile spreco.</text:p>
            <text:p text:style-name="P84"><text:bookmark-start text:name="_Hlk93868806"/><text:span text:style-name="T85">È il senso di<text:s/></text:span><text:bookmark-start text:name="_Hlk93866609"/><text:span text:style-name="T86">appagamento,<text:s/></text:span><text:bookmark-end text:name="_Hlk93866609"/><text:span text:style-name="T87">o del sapore,<text:s/></text:span><text:bookmark-start text:name="_Hlk93866785"/><text:bookmark-start text:name="_Hlk93866771"/><text:span text:style-name="T88">dietro ad<text:s/></text:span><text:bookmark-start text:name="_Hlk93867107"/><text:bookmark-start text:name="_Hlk93867110"/><text:span text:style-name="T89">ogni<text:s/></text:span><text:bookmark-end text:name="_Hlk93867107"/><text:span text:style-name="T90">guaio d</text:span><text:bookmark-start text:name="_Hlk93868500"/><text:span text:style-name="T91">’</text:span><text:bookmark-end text:name="_Hlk93868500"/><text:span text:style-name="T92">indigestione, e non il senso<text:s/></text:span><text:bookmark-start text:name="_Hlk93868812"/><text:span text:style-name="T93">della fame. I cibi dolci; le torte, i pasticcini,<text:s/></text:span><text:span text:style-name="T94">le creme, eccetera, che vengono mangiati semplicemente per un senso di appagamento dopo<text:s/></text:span><text:bookmark-start text:name="_Hlk93868808"/><text:span text:style-name="T95">che il<text:s/></text:span><text:bookmark-end text:name="_Hlk93867110"/><text:span text:style-name="T96">senso della fame è<text:s/></text:span><text:bookmark-start text:name="_Hlk93868212"/><text:span text:style-name="T97">totalmente<text:s/></text:span><text:bookmark-start text:name="_Hlk93868517"/><text:bookmark-end text:name="_Hlk93866785"/><text:bookmark-end text:name="_Hlk93866771"/><text:bookmark-end text:name="_Hlk93868212"/><text:span text:style-name="T98">sazio</text:span><text:bookmark-end text:name="_Hlk93868517"/><text:span text:style-name="T99">, e in genere<text:s/></text:span><text:bookmark-end text:name="_Hlk93868812"/><text:span text:style-name="T100">molto<text:s/></text:span><text:span text:style-name="T101">dei<text:s/></text:span><text:span text:style-name="T102">più cibi</text:span><text:span text:style-name="T103"><text:s/>semplici</text:span><text:span text:style-name="T104"><text:s/></text:span><text:bookmark-start text:name="_Hlk93868993"/><text:bookmark-start text:name="_Hlk93868789"/><text:bookmark-start text:name="_Hlk93869069"/><text:bookmark-start text:name="_Hlk93869210"/><text:span text:style-name="T105">che si<text:s/></text:span><text:bookmark-start text:name="_Hlk93869174"/><text:bookmark-end text:name="_Hlk93868993"/><text:bookmark-end text:name="_Hlk93868789"/><text:bookmark-end text:name="_Hlk93869069"/><text:span text:style-name="T106">deperiscono</text:span><text:bookmark-end text:name="_Hlk93869210"/><text:bookmark-end text:name="_Hlk93869174"/><text:span text:style-name="T107">, ad<text:s/></text:span><text:bookmark-end text:name="_Hlk93868808"/><text:span text:style-name="T108">essere il<text:s/></text:span><text:bookmark-start text:name="_Hlk93868470"/><text:span text:style-name="T109">peccato</text:span><text:bookmark-end text:name="_Hlk93868470"/><text:span text:style-name="T110"><text:s/></text:span><text:bookmark-start text:name="_Hlk93868449"/><text:span text:style-name="T111">letale</text:span><text:bookmark-end text:name="_Hlk93868449"/><text:span text:style-name="T112"><text:s/></text:span><text:span text:style-name="T113">in ogni tavola</text:span><text:bookmark-start text:name="_Hlk93869265"/><text:span text:style-name="T114">, tranne<text:s/></text:span><text:bookmark-end text:name="_Hlk93869265"/><text:span text:style-name="T115">le più umili.</text:span></text:p>
            <text:p text:style-name="P116"><text:bookmark-end text:name="_Hlk93868806"/></text:p>
          </table:table-cell>
        </table:table-row>
        <table:table-row table:style-name="TableRow117">
          <table:table-cell table:style-name="TableCell118">
            <text:p text:style-name="P119"><text:bookmark-end text:name="_Hlk93866431"/></text:p>
          </table:table-cell>
          <table:table-cell table:style-name="TableCell120">
            <text:p text:style-name="Normal">For merely practical purposes, all that is necessary to know about the digestive process is that by a peculiar arrangement of the muscle forces of the stomach the food is made to revolve in such a way as to wipe the exuding digestive juice from the walls; that, therefore, the finer the division of the solids by mastication the more rapid the solution to the absorbing condition. That meat in finer particles will sooner dissolve than meat in large, solid masses is clearly seen.</text:p>
            <text:p text:style-name="Normal">It will be recalled that digestive conditions are really soul conditions, as if there were actual wires extending from the very depths of the soul itself to each individual gland, with power to ebb and flow as the mental condition shall determine.</text:p>
            <text:p text:style-name="P121"/>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text:span text:style-name="T129">It may be presumed that </text:span><text:span text:style-name="T130">power</text:span><text:span text:style-name="T131"> to digest is the power to revolve food in the stomach and the power to generate the gastric juice as determined by the power of the brain, the glands themselves not holding their juice in mere reserve, but power to generate in reserve. Thus it is seen that food in excess is in every way exhaustive as the immediate result.</text:span></text:p>
            <text:p text:style-name="P132">These may be called the subjective conditions of digestion. Now let us consider some of the objective conditions from the standpoint of moral science. What the sunshine of a warm day is to all growing things on the earth, so is that shining seen in other faces that reaches the depths of the human soul with brightness and life.</text:p>
            <text:p text:style-name="P133"><text:span text:style-name="T134">Overeating</text:span><text:span text:style-name="T135"> is so universal from the general ignorance of practical physiology that few stomachs have a time for a full clearing with the needed rest before the time of another filling arrives. It is therefore a matter of sheer necessity not only to attain and maintain the utmost possible cheer of soul, but it is also a necessity</text:span><text:bookmark-start text:name="Page_83"/><text:span text:style-name="T136">{83}</text:span><text:bookmark-end text:name="Page_83"/><text:span text:style-name="T137"> to have cheer in other souls with whom relations are intimate.</text:span></text:p>
            <text:p text:style-name="P138"><text:span text:style-name="T139">As a matter of extraneous </text:span><text:span text:style-name="T140">digestive aid</text:span><text:span text:style-name="T141">, a cheerful soul in a family is an abiding source of digestive energy to all in social contact. It affects the digestive energy of all, as the breeze the fire, as the clearing sky the low spirits from the gloom of chill and fogs. The eyes that do not glisten with higher life, the lines upon the face that are not alive with cheerful, kindly emotions, the frowning look, the word that cuts deeply, have their repressive effects upon digestive energy within their remorseless reach.</text:span></text:p>
            <text:p text:style-name="P142"><text:span text:style-name="T143">The </text:span><text:span text:style-name="T144">moral science</text:span><text:span text:style-name="T145"> of digestive energy is a new study; it is not known as a factor in the process of digestion; but the time is coming when cheer of soul will become a study as of one of the finer arts, and then human homes will not be so much like lesser lunatic asylums without the restraining hands of a wise superintendent.</text:span></text:p>
            <text:p text:style-name="P146">Life will be different in homes when all within the age of reason shall realize that their words without kindness, their looks without cheer, are forces that tend to physical and moral degradation, really nothing less than death-dealing energies upon all lives within their reach. The power of human kindness has ever been a favorite theme with the moralist, but it has not been considered with reference to its power upon digestion.</text:p>
            <text:p text:style-name="P147"><text:span text:style-name="T148">Anger</text:span><text:span text:style-name="T149"> is mental and moral chaos; it is insanity; it is revenge in the fury of a hurricane; and sensitive</text:span><text:bookmark-start text:name="Page_84"/><text:span text:style-name="T150">{84}</text:span><text:bookmark-end text:name="Page_84"/><text:span text:style-name="T151"> natures have the greatest need for the largest measure of health in order that these human tempests shall be under larger restraint.</text:span></text:p>
            <text:p text:style-name="P152">The gloomy, the irritable, the dyspeptic Christian is a dispenser of death and not of the higher life, and his religious faith does not spread by the contagiousness of example: and because of the solemnity, of the exceeding importance of his sense of the possibilities of the life beyond death he has all the more need to have that physical and moral strength that his daily walk, conversation, and mien may be consistent, forceful, and uplifting.</text:p>
            <text:p text:style-name="P153"><text:span text:style-name="T154">To this great end study, study to see </text:span><text:span text:style-name="T155">cheer</text:span><text:span text:style-name="T156"> everywhere, and above all things to possess it. Good health is also contagious, and, no less than disease, has a reflex impression. Only above the chill dampness, the fogs, and clouds is the clear sky with the blazing sun. There are undreamed-of possibilities of getting above the worriments of life through an intelligent understanding and application of the physiology of cheer as the chief force in the life of the body, mind, and soul.</text:span></text:p>
            <text:p text:style-name="P157"/>
          </table:table-cell>
          <table:table-cell table:style-name="TableCell158">
            <text:p text:style-name="P159"/>
          </table:table-cell>
        </table:table-row>
        <table:table-row table:style-name="TableRow160">
          <table:table-cell table:style-name="TableCell161">
            <text:p text:style-name="P162"><text:bookmark-start text:name="_Hlk93353697"/></text:p>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
          </table:table-cell>
          <table:table-cell table:style-name="TableCell177">
            <text:p text:style-name="P178"/>
          </table:table-cell>
          <table:table-cell table:style-name="TableCell179">
            <text:p text:style-name="P180"/>
          </table:table-cell>
        </table:table-row>
        <table:table-row table:style-name="TableRow181">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table-cell table:style-name="TableCell189">
            <text:p text:style-name="P190"/>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text:bookmark-end text:name="_Hlk93353697"/></text:p>
          </table:table-cell>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text:bookmark-start text:name="_Hlk93146917"/><text:bookmark-start text:name="_Hlk93186940"/></text:p>
          </table:table-cell>
          <table:table-cell table:style-name="TableCell212">
            <text:p text:style-name="P213">I HAD not been long engaged in observing the evolution of cure through Nature when I began to suspect strongly, as before<text:s/>intimated, that fasting is the true " medicine for the mind diseased,"</text:p>
            <text:p text:style-name="P214">Not less evident than the cure of various ailings would be the emergence of the soul into higher life, and in some instances from the' depth of despair. As the scope of my vision constantly enlarged through<text:s/><text:bookmark-start text:name="_Hlk93146507"/>multiplying<text:s/><text:bookmark-end text:name="_Hlk93146507"/>experiences, I began to see great hopes of the cure<text:s/></text:p>
            <text:p text:style-name="P215">of the gravest of all diseases—insanity—through a rigid application of this method in Nature.<text:s/></text:p>
            <text:p text:style-name="P216">I gave the matter so much thought and study that I wrote a monograph on the subject with the idea of publishing<text:s/></text:p>
            <text:p text:style-name="P217">it, but gave it up to the idea of telling my impressions in " The No-breakfast Plan."<text:s/></text:p>
            <text:p text:style-name="P218">There are the same structural changes in the evolution of insanity as in that of catarrh. There is a morbid structural basis in minds diseased, the abnormal mentality or morality being merely symptoms of a physical disease. Of all human legacies, structural weakness of the mental or moral sense is the most<text:s/><text:bookmark-start text:name="_Hlk93158072"/>unfortunate<text:bookmark-end text:name="_Hlk93158072"/>.<text:s/></text:p>
            <text:p text:style-name="P219"/>
          </table:table-cell>
          <table:table-cell table:style-name="TableCell220">
            <text:p text:style-name="P221">Non è passato molto da quando mi sono occupato ad<text:s/>osservare l’evoluzione della cura per mezzo della Natura, quando ho iniziato ad avere il forte sospetto che il digiuno è la vera “medicina per la mente malata”.</text:p>
            <text:p text:style-name="P222">Non meno<text:s/><text:bookmark-start text:name="_Hlk93149158"/>chiaramente<text:s/><text:bookmark-end text:name="_Hlk93149158"/>della cura di varie malattie si vedrebbe emergere l’anima<text:s/><text:bookmark-start text:name="_Hlk93149165"/>a<text:s/><text:bookmark-end text:name="_Hlk93149165"/>una vita<text:s/><text:bookmark-start text:name="_Hlk93149163"/>superiore<text:bookmark-end text:name="_Hlk93149163"/>, e in<text:s/><text:bookmark-start text:name="_Hlk93158025"/>qualche<text:s/><text:bookmark-end text:name="_Hlk93158025"/>caso fin dalla profonda disperazione. Poiché la portata della mia visione si allargava costantemente con esperienze che<text:s/><text:bookmark-start text:name="_Hlk93146642"/>si<text:s/><text:bookmark-end text:name="_Hlk93146642"/>andavano moltiplicando, ho iniziato a vedere grandi speranze per la cura della peggiore di tutte le malattie – la<text:s/>pazzia – con la rigida applicazione di questo metodo in Natura.</text:p>
            <text:p text:style-name="P223"><text:bookmark-start text:name="_Hlk93146921"/><text:bookmark-start text:name="_Hlk93146915"/>Avendoci<text:s/><text:bookmark-start text:name="_Hlk93158050"/>investito<text:s/><text:bookmark-end text:name="_Hlk93158050"/>molto pensiero e studio, ho scritto una monografia<text:s/><text:bookmark-start text:name="_Hlk93147032"/><text:bookmark-end text:name="_Hlk93146921"/><text:bookmark-end text:name="_Hlk93146915"/>su<text:s/><text:bookmark-end text:name="_Hlk93147032"/>questo soggetto con l’idea di pubblicarla, ma mi sono astenuto con l’idea di comunicare le mie impressioni nel “<text:bookmark-start text:name="_Hlk93147609"/>Regime<text:s/><text:bookmark-end text:name="_Hlk93147609"/>senza colazione”.<text:s/><text:bookmark-start text:name="_Hlk93149461"/>L’evoluzione<text:s/><text:bookmark-end text:name="_Hlk93149461"/>della<text:s/><text:bookmark-start text:name="_Hlk93158053"/>pazzia<text:s/><text:bookmark-end text:name="_Hlk93158053"/>presenta gli stessi cambiamenti strutturali presenti per la<text:s/><text:bookmark-start text:name="_Hlk93147223"/>cataratta<text:bookmark-end text:name="_Hlk93147223"/>. C’è una morbida<text:s/><text:bookmark-start text:name="_Hlk93158064"/>struttura<text:s/><text:bookmark-end text:name="_Hlk93158064"/>di base nelle menti malate,<text:s/><text:bookmark-start text:name="_Hlk93147471"/>in cui<text:s/><text:bookmark-end text:name="_Hlk93147471"/>mentalità e moralità anormali sono semplici sintomi di una malattia fisica.<text:s/><text:bookmark-start text:name="_Hlk93147527"/><text:bookmark-start text:name="_Hlk93147529"/>Di<text:s/><text:bookmark-start text:name="_Hlk93149476"/><text:bookmark-end text:name="_Hlk93147527"/>o<text:bookmark-end text:name="_Hlk93147529"/>gni<text:s/><text:bookmark-end text:name="_Hlk93149476"/>eredità umana, la debolezza strutturale del senso mentale e morale<text:s/><text:bookmark-start text:name="_Hlk93147646"/>sono le<text:s/><text:bookmark-end text:name="_Hlk93147646"/>più sventurate.</text:p>
          </table:table-cell>
        </table:table-row>
        <table:table-row table:style-name="TableRow224">
          <table:table-cell table:style-name="TableCell225">
            <text:p text:style-name="P226"><text:bookmark-start text:name="_Hlk93151226"/><text:bookmark-end text:name="_Hlk93146917"/></text:p>
          </table:table-cell>
          <table:table-cell table:style-name="TableCell227">
            <text:p text:style-name="P228">I shall say no more about the forms of mental disease than that there is distinctively both intellectual and moral insanity as a direct result of disease of the intellectual and moral centres. This will be more clearly seen when I recall the fact that moral insanity in its worse form—the suicidal—often exists with such intellectual clearness that there is the greatest ingenuity displayed in carrying out self-destruction. These mind and soul centres are often gravely diseased without<text:s/><text:bookmark-start text:name="_Hlk93150078"/>impairment<text:s/><text:bookmark-end text:name="_Hlk93150078"/>of muscle energy : the furious strength of the insane is an<text:s/><text:bookmark-start text:name="_Hlk93150138"/>abiding<text:s/><text:bookmark-end text:name="_Hlk93150138"/>fear with all.</text:p>
            <text:p text:style-name="P229"><text:s/>It is clear that weakness of structure so soft as brain, a substance which is on the dividing-line between liquids and solids, must be of the gravest form from the first: grave because so fragile, grave because the sick centres cannot rest as the broken arm, the sick body : these centres, regardless how sick, must continue to serve, even in abnormal ways.</text:p>
            <text:p text:style-name="P230"/>
          </table:table-cell>
          <table:table-cell table:style-name="TableCell231">
            <text:p text:style-name="P232">Non dirò altro sulle forme di malattie mentali a parte che si possono distinguere la pazzia intellettuale<text:s/><text:bookmark-start text:name="_Hlk93149906"/>e<text:s/><text:bookmark-start text:name="_Hlk93149902"/>morale<text:s/><text:bookmark-end text:name="_Hlk93149902"/>quali<text:s/><text:bookmark-start text:name="_Hlk93149688"/>risultanti<text:s/><text:bookmark-end text:name="_Hlk93149688"/>della malattia dei centri intellettuali e morali. Ciò può essere<text:s/><text:bookmark-start text:name="_Hlk93150014"/>visto<text:s/><text:bookmark-end text:name="_Hlk93150014"/>più chiaramente richiamando il fatto che la pazzia morale nella sua forma peggiore – il suicidio<text:s/><text:bookmark-end text:name="_Hlk93149906"/>– esiste spesso con tale chiarezza intellettuale che grande ingenuità<text:s/><text:bookmark-start text:name="_Hlk93150033"/>viene<text:s/><text:bookmark-start text:name="_Hlk93149914"/>dimostrata<text:s/><text:bookmark-end text:name="_Hlk93150033"/><text:bookmark-end text:name="_Hlk93149914"/>nel supportare l’autodistruzione. Questi centri mentali e<text:s/><text:bookmark-start text:name="_Hlk93151562"/>animici<text:s/><text:bookmark-end text:name="_Hlk93151562"/>sono spesso gravemente malati senza indebolimento di energia muscolare: la forza furiosa del pazzo è una paura<text:s/><text:bookmark-start text:name="_Hlk93150182"/>assidua<text:s/><text:bookmark-end text:name="_Hlk93150182"/>per tutti.</text:p>
            <text:p text:style-name="P233">È chiaro<text:s/><text:bookmark-start text:name="_Hlk93158168"/>ch<text:bookmark-start text:name="_Hlk93150377"/>e<text:s/><text:bookmark-end text:name="_Hlk93158168"/>la debolezza di una struttura così delicata co<text:bookmark-start text:name="_Hlk93150376"/>me il cervello, una sostanza<text:s/><text:bookmark-start text:name="_Hlk93158174"/><text:bookmark-start text:name="_Hlk93150375"/>al<text:s/><text:bookmark-end text:name="_Hlk93158174"/>limite tra<text:s/><text:bookmark-start text:name="_Hlk93150920"/>il<text:s/><text:bookmark-end text:name="_Hlk93150920"/>liquido e il solido, dev’essere nella sua forma<text:s/><text:bookmark-start text:name="_Hlk93151113"/>più<text:s/><text:bookmark-start text:name="_Hlk93158197"/>grave<text:s/><text:bookmark-end text:name="_Hlk93151113"/><text:bookmark-end text:name="_Hlk93158197"/>fin dal<text:s/>principio: grave perché talmente fragile, grave perché i centri malati non possono riposare come un braccio rotto,<text:s/><text:bookmark-end text:name="_Hlk93150377"/><text:bookmark-end text:name="_Hlk93150376"/><text:bookmark-end text:name="_Hlk93150375"/>il corpo malato: questi centri, indipendentemente da quanto siano malati, devono continuare a servire, anche se anormalmente.</text:p>
          </table:table-cell>
        </table:table-row>
        <table:table-row table:style-name="TableRow234">
          <table:table-cell table:style-name="TableCell235">
            <text:p text:style-name="P236"><text:bookmark-start text:name="_Hlk93151840"/><text:bookmark-end text:name="_Hlk93151226"/></text:p>
          </table:table-cell>
          <table:table-cell table:style-name="TableCell237">
            <text:p text:style-name="P238">The possibility of insanity must always be a matter of the degree of the primary structural weakness and the energy and persistence of the operative forces ; on these must depend the mere gentle, persistent illusion, or that fury of mania which transforms man, the ' image of the Creator," into a wild beast. That insanity, no matter what its form or degree, is an evolution from an ancestral structural legacy, not essentially different from the structural conditions evolved from those of any other chronic disease, I cannot have the slightest doubt, any more than I can<text:s/></text:p>
            <text:p text:style-name="P239"><text:bookmark-start text:name="_Hlk93151408"/>have for the structural means for the cure<text:bookmark-end text:name="_Hlk93151408"/>.</text:p>
          </table:table-cell>
          <table:table-cell table:style-name="TableCell240">
            <text:p text:style-name="P241">La possibilità della pazzia deve sempre essere un problema<text:s/><text:bookmark-start text:name="_Hlk93151838"/><text:bookmark-start text:name="_Hlk93151839"/>d<text:bookmark-end text:name="_Hlk93151838"/>el<text:s/><text:bookmark-end text:name="_Hlk93151839"/>grado della debolezza strutturale primaria e dell’energia e persistenza delle forze operative; da queste deve<text:s/><text:bookmark-start text:name="_Hlk93158228"/><text:bookmark-start text:name="_Hlk93158235"/>dipendere<text:s/><text:bookmark-end text:name="_Hlk93158228"/>la<text:s/><text:bookmark-start text:name="_Hlk93158226"/>gentilissima<text:s/><text:bookmark-end text:name="_Hlk93158226"/>e persistente illusione, ovvero quella mania furiosa che trasforma l’uomo, ‘immagine del Creatore’, in una bestia selvaggia. Quella<text:s/><text:bookmark-end text:name="_Hlk93158235"/>pazzia, quel che sia la sua forma e il<text:s/><text:bookmark-start text:name="_Hlk93158239"/>suo<text:s/><text:bookmark-end text:name="_Hlk93158239"/>grado, è un’evoluzione<text:s/><text:bookmark-start text:name="_Hlk93158241"/>dell’ancestrale<text:s/><text:bookmark-end text:name="_Hlk93158241"/>eredità strutturale, non<text:s/><text:bookmark-start text:name="_Hlk93158243"/>essenzialmente<text:s/><text:bookmark-end text:name="_Hlk93158243"/>diversa dalle condizioni<text:s/><text:bookmark-start text:name="_Hlk93158244"/>strutturali<text:s/><text:bookmark-end text:name="_Hlk93158244"/>evolute da quelle di ogni altro disagio cronico, non ne ho alcun dubbio, non più di quanto ne possa avere<text:s/><text:bookmark-start text:name="_Hlk93157838"/>per i<text:s/><text:bookmark-end text:name="_Hlk93157838"/>mezzi strutturali<text:s/><text:bookmark-start text:name="_Hlk93157865"/>di<text:s/><text:bookmark-end text:name="_Hlk93157865"/>cura.</text:p>
          </table:table-cell>
        </table:table-row>
        <table:table-row table:style-name="TableRow242">
          <table:table-cell table:style-name="TableCell243">
            <text:p text:style-name="P244"><text:bookmark-start text:name="_Hlk93160218"/><text:bookmark-end text:name="_Hlk93151840"/></text:p>
          </table:table-cell>
          <table:table-cell table:style-name="TableCell245">
            <text:p text:style-name="P246"><text:bookmark-start text:name="_Hlk93151419"/><text:span text:style-name="T247">There is nothing that so<text:s/></text:span><text:span text:style-name="T248">illustrates<text:s/></text:span><text:bookmark-end text:name="_Hlk93151419"/><text:span text:style-name="T249">the benevolence of the age and of the nations as these palaces<text:s/></text:span><text:bookmark-start text:name="_Hlk93151450"/><text:span text:style-name="T250">we<text:s/></text:span><text:bookmark-end text:name="_Hlk93151450"/><text:span text:style-name="T251">call hospitals for the insane. Whatever there is that can add comfort to the body, or<text:s/></text:span><text:bookmark-start text:name="_Hlk93158381"/><text:span text:style-name="T252">charm<text:s/></text:span><text:bookmark-end text:name="_Hlk93158381"/><text:span text:style-name="T253">to<text:s/></text:span></text:p>
            <text:p text:style-name="P254">the tastes, or new life to the soul has its culmination in these palaces of wood and stone, with one great exception :<text:s/><text:bookmark-start text:name="_Hlk93443023"/>the structural condition of the diseased centres indicating rest<text:bookmark-end text:name="_Hlk93443023"/>, even as the ulcer, wound, or<text:s/></text:p>
            <text:p text:style-name="P255">fracture, has no part in the methods of cure.<text:s/></text:p>
            <text:p text:style-name="P256">The feeding is all done not at the time of hunger, but at the time of day. All patients are expected to eat no less than three meals a day, regardless of any desire<text:s/></text:p>
            <text:p text:style-name="P257">for food and whether the patient spends all his time in bed in mindless apathy, whether pacing his room with meaningless tread, whether<text:s/><text:bookmark-start text:name="_Hlk93159044"/>active<text:s/><text:bookmark-end text:name="_Hlk93159044"/>in light service in the<text:s/>building or in heavy labor without. When there<text:s/></text:p>
            <text:p text:style-name="P258">is refusal to eat it seems to be taken for granted that suicide by<text:s/><text:bookmark-start text:name="_Hlk93159506"/>starvation<text:s/><text:bookmark-end text:name="_Hlk93159506"/>is the design, and the pumping of food into the stomach through the nose is the common<text:s/></text:p>
            <text:p text:style-name="P259"><text:bookmark-start text:name="_Hlk93159605"/>resort<text:bookmark-end text:name="_Hlk93159605"/>.</text:p>
            <text:p text:style-name="P260"><text:s/>There seems to be no thought that there may be no hunger in such cases, and no<text:s/><text:bookmark-start text:name="_Hlk93159942"/>apprehension<text:s/><text:bookmark-end text:name="_Hlk93159942"/>of any danger from not eating ; that in this they follow the instincts of brutes. Would the desire for food not<text:s/></text:p>
            <text:p text:style-name="P261">come and with a saner condition of mind if they were permitted their own ways of eating ?<text:s/></text:p>
            <text:p text:style-name="P262"><text:bookmark-start text:name="_Hlk93185093"/><text:span text:style-name="T263"><text:s/></text:span><text:bookmark-end text:name="_Hlk93185093"/></text:p>
          </table:table-cell>
          <table:table-cell table:style-name="TableCell264">
            <text:p text:style-name="P265">Niente illustra meglio la benevolenza dell’era e delle nazioni quanto questi palazzi che chiamiamo manicomi. Se c’è qualcosa che possa dare conforto al corpo, o fascino ai gusti, o nuova vita all’anima trova la sua culminazione in questi palazzi<text:s/>di legno e pietra, con una grande eccezione: la condizione strutturale dei centri per malati<text:s/><text:bookmark-start text:name="_Hlk93443110"/>che<text:s/><text:bookmark-start text:name="_Hlk93443086"/>promuovono<text:s/><text:bookmark-end text:name="_Hlk93443086"/>riposo<text:bookmark-end text:name="_Hlk93443110"/>, perfino per l’ulcera, la ferita o la frattura, non gioca alcun ruolo nei metodi di cura.</text:p>
            <text:p text:style-name="P266">Il<text:s/><text:bookmark-start text:name="_Hlk93443122"/>nutrimento viene apportato non quando viene<text:s/>fame, ma<text:s/><text:bookmark-start text:name="_Hlk93158731"/>negli<text:s/><text:bookmark-end text:name="_Hlk93158731"/>orari giornalieri. Ci si aspetta che<text:s/><text:bookmark-start text:name="_Hlk93443125"/>tutti i pazienti mangino non meno di tre volte al giorno,<text:s/><text:bookmark-start text:name="_Hlk93158855"/>senza considerare<text:s/><text:bookmark-end text:name="_Hlk93158855"/>qualsiasi desiderio di cibo, o se il paziente spende<text:s/><text:bookmark-start text:name="_Hlk93159311"/>tutto<text:s/><text:bookmark-end text:name="_Hlk93159311"/>il giorno a letto in insignificante apatia, o se<text:s/><text:bookmark-end text:name="_Hlk93443122"/>passeggia in camera<text:s/>con passo<text:bookmark-start text:name="_Hlk93159317"/><text:s/>futile<text:bookmark-end text:name="_Hlk93159317"/>, o se<text:s/><text:bookmark-start text:name="_Hlk93159249"/><text:bookmark-end text:name="_Hlk93443125"/>pratica leggera<text:s/><text:bookmark-end text:name="_Hlk93159249"/>attività dentro<text:s/><text:bookmark-start text:name="_Hlk93443436"/><text:bookmark-start text:name="_Hlk93443446"/>la<text:s/><text:bookmark-end text:name="_Hlk93443436"/>struttura, o se impegnato<text:s/><text:bookmark-start text:name="_Hlk93159403"/>all’esterno<text:bookmark-end text:name="_Hlk93159403"/><text:s/>in lavori pesanti. Quando c’è un rifiuto di mangiare sembra che venga dato per scontato che il suicidio per inedia sia stato<text:s/><text:bookmark-start text:name="_Hlk93443451"/>programmato, che l’iniezione di cibo nello stomaco tramite il naso<text:s/><text:bookmark-start text:name="_Hlk93159611"/>sia<text:bookmark-end text:name="_Hlk93159611"/><text:s/>l’ultima risorsa possibile.</text:p>
            <text:p text:style-name="P267"><text:bookmark-start text:name="_Hlk93184825"/>Non<text:s/><text:bookmark-start text:name="_Hlk93160222"/>sembra<text:s/><text:bookmark-end text:name="_Hlk93160222"/>esserci alcun pensiero che<text:s/><text:bookmark-start text:name="_Hlk93160708"/>in tali casi<text:bookmark-end text:name="_Hlk93160708"/><text:s/>possa<text:s/><text:bookmark-start text:name="_Hlk93160227"/>non<text:s/><text:bookmark-start text:name="_Hlk93160713"/>esserci<text:s/><text:bookmark-end text:name="_Hlk93160227"/><text:bookmark-end text:name="_Hlk93160713"/>fame, e nessun timore di<text:s/><text:bookmark-start text:name="_Hlk93160718"/>pericolo<text:s/><text:bookmark-end text:name="_Hlk93160718"/>per l’astinenza;<text:s/><text:bookmark-end text:name="_Hlk93443446"/>e<text:s/><text:bookmark-end text:name="_Hlk93443451"/>che in questo essi seguano gli istinti dei bruti. Il desiderio per il<text:s/>cibo non dovrebbe venire in condizioni mentali ottimali se gli venisse consentito di mangiare a loro modo e agio?</text:p>
            <text:p text:style-name="P268"><text:bookmark-end text:name="_Hlk93184825"/></text:p>
          </table:table-cell>
        </table:table-row>
        <table:table-row table:style-name="TableRow269">
          <table:table-cell table:style-name="TableCell270">
            <text:p text:style-name="P271"><text:bookmark-start text:name="_Hlk93185272"/></text:p>
          </table:table-cell>
          <table:table-cell table:style-name="TableCell272">
            <text:p text:style-name="P273">A physically strong woman, whom I knew well, was sent to a hospital for the insane in a generally bad state of mind, with destructive propensities marked.</text:p>
            <text:p text:style-name="P274">With no desire for food, and certainly with no mind to realize the need to eat without hunger, she naturally<text:bookmark-start text:name="_Hlk93185101"/><text:bookmark-start text:name="_Hlk93185116"/><text:s/>refused<text:s/><text:bookmark-end text:name="_Hlk93185101"/>to eat.<text:bookmark-start text:name="_Hlk93185121"/><text:bookmark-start text:name="_Hlk93185124"/><text:s/></text:p>
            <text:p text:style-name="P275">But<text:s/><text:bookmark-end text:name="_Hlk93185121"/>for a time her meals were forced down her throat, a<text:s/><text:bookmark-start text:name="_Hlk93185248"/>proceeding<text:s/><text:bookmark-end text:name="_Hlk93185248"/>that taxed the strength of several strong arms.<text:s/>Why were the meals not omitted long enough to cause such a reduction of strength as to make<text:s/><text:bookmark-start text:name="_Hlk93185573"/>feeding<text:s/><text:bookmark-end text:name="_Hlk93185573"/>less expensive in the<text:s/><text:bookmark-start text:name="_Hlk93185556"/>outlay<text:s/><text:bookmark-end text:name="_Hlk93185556"/>of others' muscle? The persistent refusal to eat resulted in a cessation of all efforts to enforce food; left to the gentler hands of Nature for a time, the mental hurricane subsided in great degree on the return of hunger, and long before there was an appreciable loss of weight or strength.<text:s/><text:bookmark-start text:name="_Hlk93186164"/><text:bookmark-end text:name="_Hlk93185116"/><text:bookmark-end text:name="_Hlk93185124"/>In a few months this woman was able to return to her home, and with restored mind to tell<text:s/>me of the violent<text:s/><text:bookmark-start text:name="_Hlk93186094"/>feedings<text:s/><text:bookmark-end text:name="_Hlk93186094"/>she had endured.<text:bookmark-end text:name="_Hlk93186164"/></text:p>
          </table:table-cell>
          <table:table-cell table:style-name="TableCell276">
            <text:p text:style-name="P277"><text:bookmark-start text:name="_Hlk93185139"/><text:bookmark-start text:name="_Hlk93185946"/>Una donna<text:s/><text:bookmark-start text:name="_Hlk93185752"/><text:bookmark-start text:name="_Hlk93184830"/>di<text:s/><text:bookmark-start text:name="_Hlk93185772"/><text:bookmark-start text:name="_Hlk93185773"/>f<text:bookmark-end text:name="_Hlk93185772"/>orte<text:bookmark-end text:name="_Hlk93185773"/><text:s/>dot<text:bookmark-end text:name="_Hlk93185752"/>e fisica, che conoscevo<text:s/><text:bookmark-start text:name="_Hlk93443577"/>bene<text:bookmark-end text:name="_Hlk93443577"/>, è stata mandata in un ospedale con un cattivo stato mentale<text:bookmark-start text:name="_Hlk93443664"/><text:bookmark-end text:name="_Hlk93184830"/><text:s/>generale<text:bookmark-end text:name="_Hlk93443664"/>, e una marcata propensione distruttiva. Senza desiderio di cibo, e di certo<text:bookmark-end text:name="_Hlk93185139"/><text:s/>senza mente per capire il bisogno di mangiare senza aver fame, si rifiutò naturalmente di mangiare.<text:s/></text:p>
            <text:p text:style-name="P278"><text:bookmark-end text:name="_Hlk93185946"/>Ma per qualche tempo i suoi pasti gli sono stati forzati<text:s/><text:bookmark-start text:name="_Hlk93185827"/>in<text:s/><text:bookmark-end text:name="_Hlk93185827"/>gola, un procedimento che richiedeva il controllo di parecchie forti braccia. Perché i pasti non sono stati omessi<text:s/><text:bookmark-start text:name="_Hlk93185409"/>abbastanza<text:bookmark-end text:name="_Hlk93185409"/><text:s/>a lungo<text:s/><text:bookmark-start text:name="_Hlk93185476"/>per<text:s/><text:bookmark-start text:name="_Hlk93185539"/>farne<text:s/><text:bookmark-start text:name="_Hlk93185495"/><text:bookmark-end text:name="_Hlk93185539"/>ridurre<text:bookmark-end text:name="_Hlk93185476"/><text:bookmark-end text:name="_Hlk93185495"/><text:s/>abbastanza la forza, e rendere così l’alimentazione meno costosa alle spese di altri muscoli? Il persistente rifiuto di mangiare risultò in una cessazione di ogni<text:s/><text:bookmark-start text:name="_Hlk93185917"/>tentativo<text:s/><text:bookmark-end text:name="_Hlk93185917"/>di forzare il cibo; lasciata alle gentili mani della Natura per qualche tempo, l’uragano mentale recesse in gran parte col ritorno dell’appetito, e molto prima vi fu un apprezzabile perdita di peso o forza.<text:bookmark-start text:name="_Hlk93186168"/><text:s/>In pochi mesi questa donna è stata in grado di tornare a casa, e con una ritrovata mente<text:s/>per dirmi dei<text:s/><text:bookmark-start text:name="_Hlk93186100"/>violenti<text:s/><text:bookmark-end text:name="_Hlk93186100"/>pasti che dovette perdurare.<text:s/></text:p>
            <text:p text:style-name="P279"><text:bookmark-end text:name="_Hlk93186168"/></text:p>
          </table:table-cell>
        </table:table-row>
        <table:table-row table:style-name="TableRow280">
          <table:table-cell table:style-name="TableCell281">
            <text:p text:style-name="P282"><text:bookmark-start text:name="_Hlk93245719"/><text:bookmark-start text:name="_Hlk93186182"/><text:bookmark-end text:name="_Hlk93185272"/></text:p>
          </table:table-cell>
          <table:table-cell table:style-name="TableCell283">
            <text:p text:style-name="P284"><text:span text:style-name="T285">Now let us look again to the structural conditions<text:s/></text:span><text:bookmark-start text:name="_Hlk93186191"/><text:span text:style-name="T286">involved<text:s/></text:span><text:bookmark-end text:name="_Hlk93186191"/><text:span text:style-name="T287">in diseases of the mind.<text:s/></text:span><text:bookmark-start text:name="_Hlk93245869"/><text:span text:style-name="T288">There are those soft,<text:s/></text:span><text:bookmark-start text:name="_Hlk93186253"/><text:span text:style-name="T289">pulpy<text:s/></text:span><text:bookmark-end text:name="_Hlk93186253"/><text:span text:style-name="T290">centres from which emanate the highest powers of life : power to think, to<text:s/></text:span><text:span text:style-name="T291">admire, to rejoice, or to suffer ; and we know how digestive power varies along the scale between ecstacy and despair. In mental disease there is the same abnormal structural change as in other local diseases ; but for these sick mind-centres there is no r</text:span><text:span text:style-name="T292">est. There must be still thinking and feeling, now matter how chaotic, to<text:s/></text:span><text:bookmark-start text:name="_Hlk93186512"/><text:span text:style-name="T293">tax<text:s/></text:span><text:bookmark-end text:name="_Hlk93186512"/><text:span text:style-name="T294">them, and there is no<text:s/></text:span><text:bookmark-start text:name="_Hlk93186625"/><text:span text:style-name="T295">cheer<text:s/></text:span><text:bookmark-end text:name="_Hlk93186625"/><text:span text:style-name="T296">to<text:s/></text:span><text:bookmark-start text:name="_Hlk93443797"/><text:bookmark-start text:name="_Hlk93186700"/><text:span text:style-name="T297">electrify<text:s/></text:span><text:bookmark-end text:name="_Hlk93443797"/><text:span text:style-name="T298">the stomach into easy display of power</text:span><text:bookmark-end text:name="_Hlk93186700"/><text:span text:style-name="T299">. We may well marvel that powers so wonderful as the power to think, love, admire, see, hear, and f</text:span><text:span text:style-name="T300">eel are located in structures so fragile as the brain ; and we may well<text:s/></text:span><text:bookmark-start text:name="_Hlk93245352"/><text:span text:style-name="T301">marvel at the</text:span><text:span text:style-name="T302"><text:s/></text:span><text:bookmark-start text:name="_Hlk93245337"/><text:span text:style-name="T303">provision of the turret<text:s/></text:span><text:bookmark-end text:name="_Hlk93245337"/><text:span text:style-name="T304">of<text:s/></text:span><text:bookmark-start text:name="_Hlk93245363"/><text:span text:style-name="T305">flinty<text:s/></text:span><text:bookmark-end text:name="_Hlk93245363"/><text:span text:style-name="T306">hardness<text:s/></text:span><text:bookmark-end text:name="_Hlk93245352"/><text:span text:style-name="T307">to protect it from violence.<text:s/></text:span><text:bookmark-end text:name="_Hlk93245869"/></text:p>
            <text:p text:style-name="P308"/>
          </table:table-cell>
          <table:table-cell table:style-name="TableCell309">
            <text:p text:style-name="P310">Ora<text:s/><text:bookmark-start text:name="_Hlk93443745"/>guardiamo<text:s/><text:bookmark-end text:name="_Hlk93443745"/>ancora una volta le condizioni strutturali implicate nella malattia mentale. Ci sono quei<text:s/><text:bookmark-start text:name="_Hlk93443751"/>tenui<text:s/><text:bookmark-end text:name="_Hlk93443751"/>e palpitanti centri da cui emanano i più alti poteri della vita: il potere di pensare, di ammirare, di ringioire, o di soffrire; e sappiamo quanto il potere digestivo possa variare nella scala tra estasi e disperazione.</text:p>
            <text:p text:style-name="P311"><text:span text:style-name="T312">Nel disagio<text:s/></text:span><text:bookmark-start text:name="_Hlk93443778"/><text:bookmark-start text:name="_Hlk93443783"/><text:span text:style-name="T313">mentale vi</text:span><text:span text:style-name="T314"><text:s/>è lo stesso cambiamento strutturale che vi è in altri disagi locali; ma per questi centri mentali non c’è riposo. Ci deve pur essere il pensiero e il sentimento, per<text:s/></text:span><text:bookmark-end text:name="_Hlk93443778"/><text:span text:style-name="T315">quanto</text:span><text:bookmark-start text:name="_Hlk93186600"/><text:span text:style-name="T316"><text:s/></text:span><text:bookmark-end text:name="_Hlk93443783"/><text:bookmark-end text:name="_Hlk93186600"/><text:span text:style-name="T317">caotici, a<text:s/></text:span><text:bookmark-start text:name="_Hlk93186518"/><text:span text:style-name="T318">tass</text:span><text:bookmark-start text:name="_Hlk93186611"/><text:span text:style-name="T319">a</text:span><text:bookmark-start text:name="_Hlk93186610"/><text:span text:style-name="T320">rl</text:span><text:bookmark-start text:name="_Hlk93186609"/><text:span text:style-name="T321">i</text:span><text:bookmark-end text:name="_Hlk93186518"/><text:bookmark-end text:name="_Hlk93186611"/><text:bookmark-end text:name="_Hlk93186610"/><text:bookmark-end text:name="_Hlk93186609"/><text:span text:style-name="T322">, e<text:s/></text:span><text:bookmark-start text:name="_Hlk93245779"/><text:bookmark-start text:name="_Hlk93186780"/><text:span text:style-name="T323">non<text:s/></text:span><text:bookmark-start text:name="_Hlk93245781"/><text:bookmark-end text:name="_Hlk93245779"/><text:span text:style-name="T324">c’è<text:s/></text:span><text:bookmark-end text:name="_Hlk93245781"/><text:span text:style-name="T325">alcuna gioia a<text:s/></text:span><text:bookmark-start text:name="_Hlk93341541"/><text:span text:style-name="T326">elettrizzare lo stomaco in<text:s/></text:span><text:span text:style-name="T327">facili dimostrazioni</text:span><text:span text:style-name="T328"><text:s/></text:span><text:bookmark-end text:name="_Hlk93186780"/><text:bookmark-end text:name="_Hlk93341541"/><text:span text:style-name="T329">di potere. Potremmo certo meravigliarci che poteri così magnifici come il potere di pensare, di amare, di vedere e sentire, siano locati in strutture talmente fragili come il cervello; come potremmo anche<text:s/></text:span><text:bookmark-start text:name="_Hlk93246888"/><text:span text:style-name="T330">meravigliarci<text:s/></text:span><text:span text:style-name="T331">della presenza d</text:span><text:span text:style-name="T332">i una torretta</text:span><text:bookmark-end text:name="_Hlk93246888"/><text:span text:style-name="T333"><text:s/>corazzata di protezione dalla violenza</text:span><text:span text:style-name="T334">.</text:span></text:p>
          </table:table-cell>
        </table:table-row>
        <table:table-row table:style-name="TableRow335">
          <table:table-cell table:style-name="TableCell336">
            <text:p text:style-name="P337"><text:bookmark-start text:name="_Hlk93248136"/><text:bookmark-end text:name="_Hlk93245719"/></text:p>
          </table:table-cell>
          <table:table-cell table:style-name="TableCell338">
            <text:p text:style-name="P339"><text:bookmark-start text:name="_Hlk93245548"/>Now<text:s/><text:bookmark-end text:name="_Hlk93245548"/>we are to consider these centres of energy as abnormally weak in all their structures at birth in those who become insane : these are the luckless legacies from the fathers and the mothers, and for how far back in the ancestral line we do not know. We are to consider that there is the same abnormal condition of the cerebral<text:s/><text:bookmark-start text:name="_Hlk93246569"/>bloodvessels<text:s/><text:bookmark-end text:name="_Hlk93246569"/>and of the softer inter-vascular structures as in other local diseases ; and when you recall the fact that everything that worries, that adds discomfort to either mind or muscles, is a force that tends to develop weakness and disease, you will see how it applies in the evolution of insanity.</text:p>
            <text:p text:style-name="P340">Shall these fragile centres be permitted to rest when overwork has made them sick, or is there any other rational means for their<text:s/><text:bookmark-start text:name="_Hlk93269843"/>recovery<text:bookmark-end text:name="_Hlk93269843"/>? Shall they not be permitted to rest when abundantly able to keep physically nourished in a way that does not cause even the slightest shade of discomfort ?<text:s/></text:p>
            <text:p text:style-name="P341">Again, let it be borne in mind that recovery from acute disease is<text:s/><text:bookmark-start text:name="_Hlk93247682"/>attended<text:s/><text:bookmark-end text:name="_Hlk93247682"/>with a<text:s/><text:bookmark-start text:name="_Hlk93247708"/>revival<text:s/><text:bookmark-end text:name="_Hlk93247708"/>of strength in every power that makes life worth living, and that every person not acutely sick who has fasted under my care<text:s/></text:p>
            <text:p text:style-name="P342">or who has cut down the waste of brain power by less daily food has found<text:s/>the same revival of power. To this there have been no exceptions.<text:s/></text:p>
            <text:p text:style-name="P343"/>
          </table:table-cell>
          <table:table-cell table:style-name="TableCell344">
            <text:p text:style-name="P345"><text:bookmark-start text:name="_Hlk93248066"/>Considereremo ora questi centri di energia anormalmente deboli in ogni loro struttura fin dalla nascita<text:s/><text:bookmark-start text:name="_Hlk93246897"/>in<text:s/><text:bookmark-end text:name="_Hlk93246897"/>coloro che divengono pazzi:<text:s/><text:bookmark-start text:name="_Hlk93341561"/>questi<text:s/><text:bookmark-end text:name="_Hlk93341561"/>sono le sfortunate eredità dei padri e<text:s/><text:bookmark-start text:name="_Hlk93341525"/>delle<text:s/><text:bookmark-end text:name="_Hlk93341525"/>madri, e quanto indietro<text:s/><text:bookmark-start text:name="_Hlk93247174"/>essi<text:s/><text:bookmark-end text:name="_Hlk93247174"/>risalgano<text:s/><text:bookmark-start text:name="_Hlk93341529"/>nella<text:s/><text:bookmark-end text:name="_Hlk93341529"/>linea ancestrale non lo sappiamo.<text:s/><text:bookmark-start text:name="_Hlk93270523"/>Dobbiamo<text:s/><text:bookmark-end text:name="_Hlk93270523"/>considerare che ci sia la stessa<text:s/><text:bookmark-start text:name="_Hlk93247183"/>condizione<text:s/><text:bookmark-end text:name="_Hlk93247183"/>anormale<text:s/><text:bookmark-start text:name="_Hlk93246573"/>dei vasi sanguigni, e delle più<text:s/><text:bookmark-start text:name="_Hlk93246972"/>tenue<text:s/><text:bookmark-end text:name="_Hlk93246972"/>strutture intra-vascolari, come per i disagi localizzati;<text:s/><text:bookmark-end text:name="_Hlk93246573"/>e<text:s/><text:bookmark-start text:name="_Hlk93246712"/>nel<text:bookmark-end text:name="_Hlk93246712"/><text:s/>ricordarti il fatto che<text:s/><text:bookmark-start text:name="_Hlk93341578"/>tutto<text:s/><text:bookmark-end text:name="_Hlk93341578"/>ciò che preoccupa, che apporta sco<text:bookmark-start text:name="_Hlk93246981"/>n<text:bookmark-end text:name="_Hlk93246981"/>forto alla mente o ai muscoli, è una forza che tende a sviluppare debolezza e malattia, puoi vedere come essa si applica all’evoluzione della pazzia.</text:p>
            <text:p text:style-name="P346"><text:bookmark-start text:name="_Hlk93269930"/>A questi<text:s/><text:bookmark-start text:name="_Hlk93269928"/>fragilissimi<text:s/><text:bookmark-end text:name="_Hlk93269928"/>centri<text:s/><text:bookmark-start text:name="_Hlk93269870"/>verrà<text:s/><text:bookmark-end text:name="_Hlk93269870"/>permesso di riposare quando il sovraccarico di lavoro li ha resi malati, o ci sono altre spiegazioni razionali per la loro guarigione? Non gli verrà permesso di<text:s/><text:bookmark-start text:name="_Hlk93443979"/>riposare quando<text:s/><text:bookmark-start text:name="_Hlk93270079"/>abbondantemente<text:s/><text:bookmark-end text:name="_Hlk93270079"/>capaci di<text:s/><text:bookmark-start text:name="_Hlk93270305"/>tenersi fisicamente nutriti<text:s/><text:bookmark-end text:name="_Hlk93270305"/>in modo tale da non causare la più<text:s/><text:bookmark-start text:name="_Hlk93443975"/>lieve<text:s/><text:bookmark-start text:name="_Hlk93270455"/><text:bookmark-end text:name="_Hlk93443975"/>ombra<text:s/><text:bookmark-end text:name="_Hlk93443979"/><text:bookmark-end text:name="_Hlk93270455"/>di sconforto?</text:p>
            <text:p text:style-name="P347"><text:bookmark-end text:name="_Hlk93269930"/>Ancora, teniamo a mente che<text:s/><text:bookmark-start text:name="_Hlk93247663"/>la ripresa dalla malattia<text:s/><text:bookmark-start text:name="_Hlk93270675"/><text:bookmark-start text:name="_Hlk93270712"/><text:bookmark-start text:name="_Hlk93270721"/><text:bookmark-start text:name="_Hlk93444000"/>acuta<text:s/><text:bookmark-start text:name="_Hlk93443984"/><text:bookmark-end text:name="_Hlk93270675"/>avviene<text:s/><text:bookmark-end text:name="_Hlk93247663"/><text:bookmark-end text:name="_Hlk93443984"/>con un rinnovamento delle forze in ogni potere che renda la vita degna di<text:s/><text:bookmark-start text:name="_Hlk93270662"/>essere<text:s/><text:bookmark-end text:name="_Hlk93270662"/>vissuta, e che ogni persona non malata in modo acuto, che abbia digiunato sotto le mie<text:s/>cure, avendo tagliato gli sprechi di potere al cervello, grazie a riduzione di<text:s/><text:bookmark-end text:name="_Hlk93270712"/>cibo<text:s/><text:bookmark-end text:name="_Hlk93270721"/>quotidiano<text:bookmark-end text:name="_Hlk93444000"/>, ha trovato lo stesso rinnovamento di potere. In questo non ci sono state eccezioni.<text:s/><text:bookmark-end text:name="_Hlk93248066"/></text:p>
          </table:table-cell>
        </table:table-row>
        <table:table-row table:style-name="TableRow348">
          <table:table-cell table:style-name="TableCell349">
            <text:p text:style-name="P350"><text:bookmark-start text:name="_Hlk93345964"/><text:bookmark-end text:name="_Hlk93248136"/></text:p>
          </table:table-cell>
          <table:table-cell table:style-name="TableCell351">
            <text:p text:style-name="P352"><text:bookmark-start text:name="_Hlk93247112"/>What do we fear in sickness ? Is it disease or the wasting pounds? Since<text:s/>they will disappear when<text:bookmark-end text:name="_Hlk93247112"/><text:s/>Nature would have the food-gate closed, since they reappear when there is<text:s/><text:bookmark-start text:name="_Hlk93444336"/>the highest possible reach of mere<text:s/><text:bookmark-start text:name="_Hlk93271097"/>relish<text:bookmark-end text:name="_Hlk93444336"/><text:bookmark-end text:name="_Hlk93271097"/>, and when all the other senses have become more acute, and also when existence has become almost ecstatic, why ever<text:s/>oppress the weak or sick centres when Nature wills a rest ?<text:s/></text:p>
            <text:p text:style-name="P353">The literature on the disease of the mind has become so<text:s/><text:bookmark-start text:name="_Hlk93272002"/>massive in mere<text:s/><text:bookmark-start text:name="_Hlk93272019"/>bulk<text:bookmark-end text:name="_Hlk93272002"/><text:bookmark-end text:name="_Hlk93272019"/>, in its physiological<text:s/><text:bookmark-start text:name="_Hlk93272073"/>refinements<text:bookmark-end text:name="_Hlk93272073"/>, that it would require time with a long reach into eternity to go through it; but it has not come to my knowledge that it contains any reference to the brain as a self-nourishing, self-charging dynamo ; that therefore the stomach is only a machine whose use can well be omitted for long periods when these centres of moral and intellectual<text:s/>energy have become worried into disease, with rest the only means, the only need for all the recovery possible.<text:s/></text:p>
            <text:p text:style-name="P354"><text:span text:style-name="T355">" Oh, you giants of the medical profession l" You who have been elected to preside over these great homes of the mentally<text:s/></text:span><text:bookmark-start text:name="_Hlk93346471"/><text:span text:style-name="T356">wrecked<text:s/></text:span><text:bookmark-end text:name="_Hlk93346471"/><text:span text:style-name="T357">because of y</text:span><text:span text:style-name="T358">our eminence in character, ability, experience, and professional attainments, do you deny the<text:s/></text:span><text:bookmark-start text:name="_Hlk93346618"/><text:span text:style-name="T359">soundness<text:s/></text:span><text:bookmark-end text:name="_Hlk93346618"/><text:span text:style-name="T360">of the physiology involved in this method of reaching health through Nature? Then let me array against you Alexander Haig, M. A., M, D. Oxon., F. R. C P</text:span><text:span text:style-name="T361">., Physician to the Metropolitan Hospital, and the Royal Hospital, and for Children and Women ; late Casualty Physician to St, Bartholomew's Hospital, I quote from his exhaustive work, Uri Acid in the Causation of Disease :</text:span></text:p>
          </table:table-cell>
          <table:table-cell table:style-name="TableCell362">
            <text:p text:style-name="P363">Che cosa temiamo nella malattia?<text:s/>Si tratta di malattia o di chili in eccesso? Poiché<text:s/><text:bookmark-start text:name="_Hlk93444006"/>questi<text:s/><text:bookmark-end text:name="_Hlk93444006"/>scompaiono<text:s/><text:bookmark-start text:name="_Hlk93341658"/>quando<text:s/><text:bookmark-end text:name="_Hlk93341658"/>la Natura<text:s/><text:bookmark-start text:name="_Hlk93271577"/><text:bookmark-start text:name="_Hlk93271574"/>giunge<text:s/><text:bookmark-end text:name="_Hlk93271577"/>a<text:s/><text:bookmark-start text:name="_Hlk93271685"/><text:bookmark-end text:name="_Hlk93271574"/>chiudere<text:s/><text:bookmark-end text:name="_Hlk93271685"/>il portale del cibo, e poiché riappaiono<text:s/><text:bookmark-start text:name="_Hlk93341690"/>quando<text:s/><text:bookmark-start text:name="_Hlk93444308"/><text:bookmark-end text:name="_Hlk93341690"/>la possibilità<text:bookmark-start text:name="_Hlk93271327"/><text:bookmark-end text:name="_Hlk93444308"/><text:s/>di appagare il palato non avesse migliore<text:s/><text:bookmark-end text:name="_Hlk93271327"/>prossimità, e quando tutti gli altri sensi si<text:s/>sono resi più acuti, e<text:s/><text:bookmark-start text:name="_Hlk93346350"/>anche<text:s/><text:bookmark-end text:name="_Hlk93346350"/>quando l’esistenza è<text:s/><text:bookmark-start text:name="_Hlk93346356"/>divenuta<text:s/><text:bookmark-end text:name="_Hlk93346356"/>quasi estatica, perché mai opprimere i deboli o malati centri se la Natura<text:s/><text:bookmark-start text:name="_Hlk93271877"/>pretende<text:s/><text:bookmark-end text:name="_Hlk93271877"/>riposo?</text:p>
            <text:p text:style-name="P364">La letteratura della malattia<text:s/><text:bookmark-start text:name="_Hlk93272033"/>mentale è<text:bookmark-end text:name="_Hlk93272033"/><text:s/>divenuta<text:s/><text:bookmark-start text:name="_Hlk93345507"/>di<text:s/><text:bookmark-end text:name="_Hlk93345507"/>talmente ampia massa, nelle sue rifiniture<text:s/><text:bookmark-start text:name="_Hlk93345576"/>fisiologiche<text:bookmark-end text:name="_Hlk93345576"/>, che<text:s/><text:bookmark-start text:name="_Hlk93444058"/>richiederebbe<text:s/><text:bookmark-end text:name="_Hlk93444058"/>un tempo<text:s/><text:bookmark-start text:name="_Hlk93345522"/>quasi<text:s/><text:bookmark-start text:name="_Hlk93346366"/><text:bookmark-end text:name="_Hlk93345522"/>eterno<text:s/><text:bookmark-end text:name="_Hlk93346366"/>per<text:s/><text:bookmark-start text:name="_Hlk93341733"/>esplorarla<text:s/><text:bookmark-end text:name="_Hlk93341733"/>fino in fondo; ma<text:s/><text:bookmark-start text:name="_Hlk93346371"/><text:bookmark-start text:name="_Hlk93346379"/><text:bookmark-start text:name="_Hlk93346411"/>non<text:s/><text:bookmark-start text:name="_Hlk93345941"/><text:bookmark-end text:name="_Hlk93346371"/>sono<text:s/><text:bookmark-end text:name="_Hlk93345941"/>venuto a conoscenza che essa contenga riferimenti al cervello quale<text:s/><text:bookmark-start text:name="_Hlk93345775"/>auto-<text:bookmark-start text:name="_Hlk93345759"/><text:bookmark-start text:name="_Hlk93345751"/>alimentata, e auto-ricaricante dinamo; che quindi<text:s/><text:bookmark-start text:name="_Hlk93345950"/>lo<text:s/><text:bookmark-end text:name="_Hlk93345950"/>stomaco è solo una macchina il cui uso possiamo<text:s/><text:bookmark-end text:name="_Hlk93346379"/>omettere per lunghi<text:s/><text:bookmark-start text:name="_Hlk93345967"/>periodi<text:s/><text:bookmark-start text:name="_Hlk93345960"/>quando<text:s/><text:bookmark-end text:name="_Hlk93345960"/>questi<text:s/><text:bookmark-end text:name="_Hlk93346411"/>centri di energia morale e intellettuale si sono inquietati fino ad ammalarsi<text:bookmark-end text:name="_Hlk93345967"/>, e il riposo essendo<text:s/><text:bookmark-start text:name="_Hlk93345717"/>l’unico<text:s/><text:bookmark-start text:name="_Hlk93345902"/>mezzo<text:bookmark-end text:name="_Hlk93345902"/>,<text:s/><text:bookmark-start text:name="_Hlk93345753"/><text:bookmark-end text:name="_Hlk93345759"/>l’unica<text:s/><text:bookmark-end text:name="_Hlk93345775"/><text:bookmark-end text:name="_Hlk93345751"/><text:bookmark-end text:name="_Hlk93345753"/>necessità<text:s/><text:bookmark-end text:name="_Hlk93345717"/>possibile a una<text:s/><text:bookmark-start text:name="_Hlk93345873"/>ripresa<text:bookmark-end text:name="_Hlk93345873"/><text:s/>quanto più completa.</text:p>
            <text:p text:style-name="P365">“Oh voi, giganti della professione medica !” Siete stati eletti a presiedere queste grandi case di menti<text:s/><text:bookmark-start text:name="_Hlk93346713"/>rovinate<text:s/><text:bookmark-end text:name="_Hlk93346713"/>per l’eminenza di carattere, capacità, esperienza, e conseguimenti professionali da voi perpetrati, vorreste negare la solidità della fisiologia implicata in questo metodo di<text:s/>raggiungere la salute per mezzo della Natura? Allora lasciatemi citare</text:p>
          </table:table-cell>
        </table:table-row>
      </table:table>
      <text:p text:style-name="P366"><text:bookmark-end text:name="_Hlk93186940"/><text:bookmark-end text:name="_Hlk93160218"/><text:bookmark-end text:name="_Hlk93186182"/><text:bookmark-end text:name="_Hlk9334596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pagenum" style:display-name="pagenum"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ro</meta:initial-creator>
    <dc:creator>Micro</dc:creator>
    <meta:creation-date>2022-01-15T10:44:00Z</meta:creation-date>
    <dc:date>2022-01-23T20:27:00Z</dc:date>
    <meta:template xlink:href="Normal.dotm" xlink:type="simple"/>
    <meta:editing-cycles>26</meta:editing-cycles>
    <meta:editing-duration>PT266460S</meta:editing-duration>
    <meta:document-statistic meta:page-count="1" meta:paragraph-count="64" meta:word-count="4853" meta:character-count="32456" meta:row-count="230" meta:non-whitespace-character-count="27667"/>
  </office:meta>
</office:document-meta>
</file>